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4.135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3.939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08"/>
    <style:style style:name="ce2" style:family="table-cell" style:parent-style-name="Default" style:data-style-name="N107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08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nst.3V2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Const.3V2'.L24" table:end-x="0.879cm" table:end-y="0.279cm" draw:z-index="0" draw:style-name="gr1" draw:text-style-name="P1" svg:width="15.999cm" svg:height="8.999cm" svg:x="0.687cm" svg:y="0.313cm">
              <draw:object draw:notify-on-update-of-ranges="'Const.3V2'.A8:'Const.3V2'.A13 'Const.3V2'.B7:'Const.3V2'.B7 'Const.3V2'.B8:'Const.3V2'.B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Input Voltage</text:p>
          </table:table-cell>
          <table:table-cell office:value-type="string">
            <text:p>3.2V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oad Current</text:p>
          </table:table-cell>
          <table:table-cell office:value-type="string">
            <text:p>Output Voltage</text:p>
          </table:table-cell>
          <table:table-cell office:value-type="string">
            <text:p>System Load</text:p>
          </table:table-cell>
          <table:table-cell table:number-columns-repeated="2"/>
        </table:table-row>
        <table:table-row table:style-name="ro1">
          <table:table-cell table:style-name="ce1" office:value-type="float" office:value="0">
            <text:p>0.0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005">
            <text:p>0.005</text:p>
          </table:table-cell>
          <table:table-cell table:number-columns-repeated="2"/>
        </table:table-row>
        <table:table-row table:style-name="ro1">
          <table:table-cell table:style-name="ce1" office:value-type="float" office:value="0.1">
            <text:p>0.100</text:p>
          </table:table-cell>
          <table:table-cell table:style-name="ce1" office:value-type="float" office:value="3.278">
            <text:p>3.278</text:p>
          </table:table-cell>
          <table:table-cell table:style-name="ce1" office:value-type="float" office:value="0.113">
            <text:p>0.113</text:p>
          </table:table-cell>
          <table:table-cell table:number-columns-repeated="2"/>
        </table:table-row>
        <table:table-row table:style-name="ro1">
          <table:table-cell table:style-name="ce1" office:value-type="float" office:value="0.2">
            <text:p>0.2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23">
            <text:p>0.230</text:p>
          </table:table-cell>
          <table:table-cell table:number-columns-repeated="2"/>
        </table:table-row>
        <table:table-row table:style-name="ro1">
          <table:table-cell table:style-name="ce1" office:value-type="float" office:value="0.3">
            <text:p>0.300</text:p>
          </table:table-cell>
          <table:table-cell table:style-name="ce1" office:value-type="float" office:value="3.279">
            <text:p>3.279</text:p>
          </table:table-cell>
          <table:table-cell table:style-name="ce1" office:value-type="float" office:value="0.375">
            <text:p>0.375</text:p>
          </table:table-cell>
          <table:table-cell table:number-columns-repeated="2"/>
        </table:table-row>
        <table:table-row table:style-name="ro1">
          <table:table-cell table:style-name="ce1" office:value-type="float" office:value="0.4">
            <text:p>0.400</text:p>
          </table:table-cell>
          <table:table-cell table:style-name="ce1" office:value-type="float" office:value="3.282">
            <text:p>3.282</text:p>
          </table:table-cell>
          <table:table-cell table:style-name="ce1" office:value-type="float" office:value="0.53">
            <text:p>0.530</text:p>
          </table:table-cell>
          <table:table-cell table:number-columns-repeated="2"/>
        </table:table-row>
        <table:table-row table:style-name="ro1">
          <table:table-cell table:style-name="ce1" office:value-type="float" office:value="0.5">
            <text:p>0.500</text:p>
          </table:table-cell>
          <table:table-cell table:style-name="ce1" office:value-type="float" office:value="3.26">
            <text:p>3.260</text:p>
          </table:table-cell>
          <table:table-cell table:style-name="ce1" office:value-type="float" office:value="0.736">
            <text:p>0.736</text:p>
          </table:table-cell>
          <table:table-cell table:number-columns-repeated="2"/>
        </table:table-row>
      </table:table>
      <table:table table:name="Const.3V8" table:style-name="ta1" table:print="false">
        <table:table-column table:style-name="co1" table:number-columns-repeated="3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Input Voltage</text:p>
          </table:table-cell>
          <table:table-cell table:style-name="Default" office:value-type="string">
            <text:p>3.8V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>
            <text:p>Load Current</text:p>
          </table:table-cell>
          <table:table-cell table:style-name="ce2" office:value-type="string">
            <text:p>Output Voltag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3.279">
            <text:p>3.279</text:p>
          </table:table-cell>
          <table:table-cell office:value-type="float" office:value="0.005">
            <text:p>0.005</text:p>
          </table:table-cell>
          <table:table-cell/>
          <table:table-cell>
            <draw:frame table:end-cell-address="'Const.3V8'.L24" table:end-x="1.115cm" table:end-y="0.213cm" draw:z-index="0" draw:style-name="gr1" draw:text-style-name="P1" svg:width="16.002cm" svg:height="8.979cm" svg:x="0.92cm" svg:y="0.267cm">
              <draw:object draw:notify-on-update-of-ranges="'Const.3V8'.A4:'Const.3V8'.A9 'Const.3V8'.B3:'Const.3V8'.B3 'Const.3V8'.B4:'Const.3V8'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3.279">
            <text:p>3.279</text:p>
          </table:table-cell>
          <table:table-cell office:value-type="float" office:value="0.091">
            <text:p>0.091</text:p>
          </table:table-cell>
          <table:table-cell table:number-columns-repeated="2"/>
        </table:table-row>
        <table:table-row table:style-name="ro1">
          <table:table-cell office:value-type="float" office:value="0.2">
            <text:p>0.200</text:p>
          </table:table-cell>
          <table:table-cell office:value-type="float" office:value="3.279">
            <text:p>3.279</text:p>
          </table:table-cell>
          <table:table-cell office:value-type="float" office:value="0.185">
            <text:p>0.185</text:p>
          </table:table-cell>
          <table:table-cell table:number-columns-repeated="2"/>
        </table:table-row>
        <table:table-row table:style-name="ro1">
          <table:table-cell office:value-type="float" office:value="0.3">
            <text:p>0.300</text:p>
          </table:table-cell>
          <table:table-cell office:value-type="float" office:value="3.279">
            <text:p>3.279</text:p>
          </table:table-cell>
          <table:table-cell office:value-type="float" office:value="0.291">
            <text:p>0.291</text:p>
          </table:table-cell>
          <table:table-cell table:number-columns-repeated="2"/>
        </table:table-row>
        <table:table-row table:style-name="ro1">
          <table:table-cell office:value-type="float" office:value="0.4">
            <text:p>0.400</text:p>
          </table:table-cell>
          <table:table-cell office:value-type="float" office:value="3.28">
            <text:p>3.280</text:p>
          </table:table-cell>
          <table:table-cell office:value-type="float" office:value="0.408">
            <text:p>0.408</text:p>
          </table:table-cell>
          <table:table-cell table:number-columns-repeated="2"/>
        </table:table-row>
        <table:table-row table:style-name="ro1">
          <table:table-cell office:value-type="float" office:value="0.5">
            <text:p>0.500</text:p>
          </table:table-cell>
          <table:table-cell office:value-type="float" office:value="3.283">
            <text:p>3.283</text:p>
          </table:table-cell>
          <table:table-cell office:value-type="float" office:value="0.533">
            <text:p>0.533</text:p>
          </table:table-cell>
          <table:table-cell table:number-columns-repeated="2"/>
        </table:table-row>
      </table:table>
      <table:table table:name="System Test - Discharge" table:style-name="ta1" table:print="false"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1020" table:default-cell-style-name="Default"/>
        <table:table-row table:style-name="ro1">
          <table:table-cell table:style-name="ce3" office:value-type="string">
            <text:p>Time</text:p>
          </table:table-cell>
          <table:table-cell table:style-name="ce5" office:value-type="string">
            <text:p>Battery Voltage</text:p>
          </table:table-cell>
          <table:table-cell table:style-name="ce5" office:value-type="string">
            <text:p>Output Voltage</text:p>
          </table:table-cell>
          <table:table-cell table:style-name="ce5" office:value-type="string">
            <text:p>Load</text:p>
          </table:table-cell>
          <table:table-cell table:style-name="ce6" table:number-columns-repeated="1020"/>
        </table:table-row>
        <table:table-row table:style-name="ro1">
          <table:table-cell office:value-type="time" office:time-value="PT00H00M00S">
            <text:p>00:00</text:p>
          </table:table-cell>
          <table:table-cell office:value-type="float" office:value="4.06">
            <text:p>4.060</text:p>
          </table:table-cell>
          <table:table-cell office:value-type="float" office:value="3.28">
            <text:p>3.280</text:p>
          </table:table-cell>
          <table:table-cell office:value-type="float" office:value="0.1">
            <text:p>0.100</text:p>
          </table:table-cell>
          <table:table-cell/>
          <table:table-cell office:value-type="string">
            <text:p>150mAh</text:p>
          </table:table-cell>
          <table:table-cell table:number-columns-repeated="1018"/>
        </table:table-row>
        <table:table-row table:style-name="ro1">
          <table:table-cell office:value-type="time" office:time-value="PT00H10M00S">
            <text:p>00:10</text:p>
          </table:table-cell>
          <table:table-cell office:value-type="float" office:value="3.97">
            <text:p>3.97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0H20M00S">
            <text:p>00:20</text:p>
          </table:table-cell>
          <table:table-cell office:value-type="float" office:value="3.9">
            <text:p>3.90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0H30M00S">
            <text:p>00:30</text:p>
          </table:table-cell>
          <table:table-cell office:value-type="float" office:value="3.81">
            <text:p>3.81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0H40M00S">
            <text:p>00:40</text:p>
          </table:table-cell>
          <table:table-cell office:value-type="float" office:value="3.77">
            <text:p>3.77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0H50M00S">
            <text:p>00:50</text:p>
          </table:table-cell>
          <table:table-cell office:value-type="float" office:value="3.724">
            <text:p>3.724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00M00S">
            <text:p>01:00</text:p>
          </table:table-cell>
          <table:table-cell office:value-type="float" office:value="3.678">
            <text:p>3.678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10M00S">
            <text:p>01:10</text:p>
          </table:table-cell>
          <table:table-cell office:value-type="float" office:value="3.64">
            <text:p>3.64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20M00S">
            <text:p>01:20</text:p>
          </table:table-cell>
          <table:table-cell office:value-type="float" office:value="3.607">
            <text:p>3.607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30M00S">
            <text:p>01:30</text:p>
          </table:table-cell>
          <table:table-cell office:value-type="float" office:value="3.57">
            <text:p>3.57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40M00S">
            <text:p>01:40</text:p>
          </table:table-cell>
          <table:table-cell office:value-type="float" office:value="3.522">
            <text:p>3.522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50M00S">
            <text:p>01:50</text:p>
          </table:table-cell>
          <table:table-cell office:value-type="float" office:value="3.275">
            <text:p>3.275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55M00S">
            <text:p>01:55</text:p>
          </table:table-cell>
          <table:table-cell office:value-type="float" office:value="2.7">
            <text:p>2.700</text:p>
          </table:table-cell>
          <table:table-cell office:value-type="float" office:value="3.28">
            <text:p>3.280</text:p>
          </table:table-cell>
          <table:table-cell table:number-columns-repeated="1021"/>
        </table:table-row>
        <table:table-row table:style-name="ro1">
          <table:table-cell office:value-type="time" office:time-value="PT01H57M00S">
            <text:p>01:57</text:p>
          </table:table-cell>
          <table:table-cell table:number-columns-repeated="2" office:value-type="float" office:value="0">
            <text:p>0.00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'System Test - Discharge'.K46" table:end-x="1.128cm" table:end-y="0.452cm" draw:z-index="0" draw:style-name="gr1" draw:text-style-name="P1" svg:width="24.405cm" svg:height="12.068cm" svg:x="0.379cm" svg:y="0.127cm">
              <draw:object draw:notify-on-update-of-ranges="'System Test - Discharge'.A2:'System Test - Discharge'.A15 'System Test - Discharge'.B1:'System Test - Discharge'.B1 'System Test - Discharge'.B2:'System Test - Discharge'.B15 'System Test - Discharge'.C1:'System Test - Discharge'.C1 'System Test - Discharge'.C2:'System Test - Discharge'.C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Discharge Full" table:style-name="ta1" table:print="false">
        <table:table-column table:style-name="co1" table:default-cell-style-name="ce4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3" office:value-type="string">
            <text:p>Time</text:p>
          </table:table-cell>
          <table:table-cell table:style-name="ce5" office:value-type="string">
            <text:p>Battery Voltage</text:p>
          </table:table-cell>
          <table:table-cell table:style-name="ce5" office:value-type="string">
            <text:p>PS Output Voltage</text:p>
          </table:table-cell>
          <table:table-cell table:style-name="ce5" office:value-type="string">
            <text:p>Load</text:p>
          </table:table-cell>
          <table:table-cell table:style-name="ce6" office:value-type="string">
            <text:p>System Load</text:p>
          </table:table-cell>
          <table:table-cell table:style-name="ce6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 office:value-type="float" office:value="4.18">
            <text:p>4.180</text:p>
          </table:table-cell>
          <table:table-cell office:value-type="float" office:value="0.121">
            <text:p>0.121</text:p>
          </table:table-cell>
          <table:table-cell office:value-type="float" office:value="0">
            <text:p>0.000</text:p>
          </table:table-cell>
          <table:table-cell table:number-columns-repeated="1020"/>
        </table:table-row>
        <table:table-row table:style-name="ro1">
          <table:table-cell office:value-type="time" office:time-value="PT00H05M00S">
            <text:p>00:05</text:p>
          </table:table-cell>
          <table:table-cell office:value-type="float" office:value="4.08">
            <text:p>4.080</text:p>
          </table:table-cell>
          <table:table-cell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10M00S">
            <text:p>00:10</text:p>
          </table:table-cell>
          <table:table-cell table:formula="of:=[.B3]" office:value-type="float" office:value="4.08">
            <text:p>4.080</text:p>
          </table:table-cell>
          <table:table-cell table:formula="of:=[.C3]" office:value-type="float" office:value="3.279">
            <text:p>3.279</text:p>
          </table:table-cell>
          <table:table-cell table:formula="of:=[.D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15M00S">
            <text:p>00:15</text:p>
          </table:table-cell>
          <table:table-cell office:value-type="float" office:value="4.06">
            <text:p>4.060</text:p>
          </table:table-cell>
          <table:table-cell table:formula="of:=[.C4]" office:value-type="float" office:value="3.279">
            <text:p>3.279</text:p>
          </table:table-cell>
          <table:table-cell table:formula="of:=[.D4]" office:value-type="float" office:value="0.06">
            <text:p>0.060</text:p>
          </table:table-cell>
          <table:table-cell/>
          <table:table-cell office:value-type="string">
            <text:p>The charger does not have the capacity to drive 100mA plus charge the cell</text:p>
          </table:table-cell>
          <table:table-cell table:number-columns-repeated="1018"/>
        </table:table-row>
        <table:table-row table:style-name="ro1">
          <table:table-cell office:value-type="time" office:time-value="PT00H20M00S">
            <text:p>00:20</text:p>
          </table:table-cell>
          <table:table-cell office:value-type="float" office:value="4.04">
            <text:p>4.040</text:p>
          </table:table-cell>
          <table:table-cell table:formula="of:=[.C5]" office:value-type="float" office:value="3.279">
            <text:p>3.279</text:p>
          </table:table-cell>
          <table:table-cell office:value-type="float" office:value="0.05">
            <text:p>0.050</text:p>
          </table:table-cell>
          <table:table-cell/>
          <table:table-cell office:value-type="string">
            <text:p>110mA Charge current</text:p>
          </table:table-cell>
          <table:table-cell table:number-columns-repeated="1018"/>
        </table:table-row>
        <table:table-row table:style-name="ro1">
          <table:table-cell office:value-type="time" office:time-value="PT00H25M00S">
            <text:p>00:25</text:p>
          </table:table-cell>
          <table:table-cell office:value-type="float" office:value="4.02">
            <text:p>4.020</text:p>
          </table:table-cell>
          <table:table-cell table:formula="of:=[.C6]"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30M00S">
            <text:p>00:30</text:p>
          </table:table-cell>
          <table:table-cell office:value-type="float" office:value="4">
            <text:p>4.000</text:p>
          </table:table-cell>
          <table:table-cell table:formula="of:=[.C7]"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35M00S">
            <text:p>00:35</text:p>
          </table:table-cell>
          <table:table-cell office:value-type="float" office:value="3.99">
            <text:p>3.990</text:p>
          </table:table-cell>
          <table:table-cell table:formula="of:=[.C8]" office:value-type="float" office:value="3.279">
            <text:p>3.279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0H40M00S">
            <text:p>00:40</text:p>
          </table:table-cell>
          <table:table-cell office:value-type="float" office:value="3.96">
            <text:p>3.960</text:p>
          </table:table-cell>
          <table:table-cell table:formula="of:=[.C9]" office:value-type="float" office:value="3.279">
            <text:p>3.279</text:p>
          </table:table-cell>
          <table:table-cell table:formula="of:=[.D9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0H45M00S">
            <text:p>00:45</text:p>
          </table:table-cell>
          <table:table-cell office:value-type="float" office:value="3.93">
            <text:p>3.930</text:p>
          </table:table-cell>
          <table:table-cell table:formula="of:=[.C10]" office:value-type="float" office:value="3.279">
            <text:p>3.279</text:p>
          </table:table-cell>
          <table:table-cell table:formula="of:=[.D10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0H50M00S">
            <text:p>00:50</text:p>
          </table:table-cell>
          <table:table-cell office:value-type="float" office:value="3.9">
            <text:p>3.900</text:p>
          </table:table-cell>
          <table:table-cell office:value-type="float" office:value="3.278">
            <text:p>3.278</text:p>
          </table:table-cell>
          <table:table-cell table:formula="of:=[.D11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0H55M00S">
            <text:p>00:55</text:p>
          </table:table-cell>
          <table:table-cell office:value-type="float" office:value="3.88">
            <text:p>3.880</text:p>
          </table:table-cell>
          <table:table-cell table:formula="of:=[.C12]" office:value-type="float" office:value="3.278">
            <text:p>3.278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00M00S">
            <text:p>01:00</text:p>
          </table:table-cell>
          <table:table-cell office:value-type="float" office:value="3.87">
            <text:p>3.870</text:p>
          </table:table-cell>
          <table:table-cell office:value-type="float" office:value="3.279">
            <text:p>3.279</text:p>
          </table:table-cell>
          <table:table-cell table:formula="of:=[.D1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05M00S">
            <text:p>01:05</text:p>
          </table:table-cell>
          <table:table-cell office:value-type="float" office:value="3.86">
            <text:p>3.860</text:p>
          </table:table-cell>
          <table:table-cell table:formula="of:=[.C14]" office:value-type="float" office:value="3.279">
            <text:p>3.279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10M00S">
            <text:p>01:10</text:p>
          </table:table-cell>
          <table:table-cell office:value-type="float" office:value="3.84">
            <text:p>3.840</text:p>
          </table:table-cell>
          <table:table-cell office:value-type="float" office:value="3.278">
            <text:p>3.278</text:p>
          </table:table-cell>
          <table:table-cell table:formula="of:=[.D15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15M00S">
            <text:p>01:15</text:p>
          </table:table-cell>
          <table:table-cell office:value-type="float" office:value="3.83">
            <text:p>3.830</text:p>
          </table:table-cell>
          <table:table-cell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20M00S">
            <text:p>01:20</text:p>
          </table:table-cell>
          <table:table-cell office:value-type="float" office:value="3.82">
            <text:p>3.820</text:p>
          </table:table-cell>
          <table:table-cell table:formula="of:=[.C17]" office:value-type="float" office:value="3.279">
            <text:p>3.279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25M00S">
            <text:p>01:25</text:p>
          </table:table-cell>
          <table:table-cell office:value-type="float" office:value="3.8">
            <text:p>3.800</text:p>
          </table:table-cell>
          <table:table-cell office:value-type="float" office:value="3.278">
            <text:p>3.278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30M00S">
            <text:p>01:30</text:p>
          </table:table-cell>
          <table:table-cell office:value-type="float" office:value="3.79">
            <text:p>3.790</text:p>
          </table:table-cell>
          <table:table-cell office:value-type="float" office:value="3.278">
            <text:p>3.278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35M00S">
            <text:p>01:35</text:p>
          </table:table-cell>
          <table:table-cell office:value-type="float" office:value="3.78">
            <text:p>3.780</text:p>
          </table:table-cell>
          <table:table-cell table:formula="of:=[.C20]" office:value-type="float" office:value="3.278">
            <text:p>3.278</text:p>
          </table:table-cell>
          <table:table-cell table:formula="of:=[.D20]"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01H40M00S">
            <text:p>01:40</text:p>
          </table:table-cell>
          <table:table-cell office:value-type="float" office:value="3.77">
            <text:p>3.770</text:p>
          </table:table-cell>
          <table:table-cell table:formula="of:=[.C21]" office:value-type="float" office:value="3.278">
            <text:p>3.278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45M00S">
            <text:p>01:45</text:p>
          </table:table-cell>
          <table:table-cell office:value-type="float" office:value="3.76">
            <text:p>3.760</text:p>
          </table:table-cell>
          <table:table-cell table:formula="of:=[.C22]" office:value-type="float" office:value="3.278">
            <text:p>3.278</text:p>
          </table:table-cell>
          <table:table-cell table:formula="of:=[.D2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50M00S">
            <text:p>01:50</text:p>
          </table:table-cell>
          <table:table-cell office:value-type="float" office:value="3.75">
            <text:p>3.750</text:p>
          </table:table-cell>
          <table:table-cell table:formula="of:=[.C23]" office:value-type="float" office:value="3.278">
            <text:p>3.278</text:p>
          </table:table-cell>
          <table:table-cell table:formula="of:=[.D2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55M00S">
            <text:p>01:55</text:p>
          </table:table-cell>
          <table:table-cell office:value-type="float" office:value="3.74">
            <text:p>3.740</text:p>
          </table:table-cell>
          <table:table-cell table:formula="of:=[.C24]" office:value-type="float" office:value="3.278">
            <text:p>3.278</text:p>
          </table:table-cell>
          <table:table-cell table:formula="of:=[.D2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00M00S">
            <text:p>02:00</text:p>
          </table:table-cell>
          <table:table-cell office:value-type="float" office:value="3.73">
            <text:p>3.730</text:p>
          </table:table-cell>
          <table:table-cell office:value-type="float" office:value="3.279">
            <text:p>3.279</text:p>
          </table:table-cell>
          <table:table-cell table:formula="of:=[.D2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05M00S">
            <text:p>02:05</text:p>
          </table:table-cell>
          <table:table-cell office:value-type="float" office:value="3.73">
            <text:p>3.730</text:p>
          </table:table-cell>
          <table:table-cell office:value-type="float" office:value="3.278">
            <text:p>3.278</text:p>
          </table:table-cell>
          <table:table-cell table:formula="of:=[.D2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10M00S">
            <text:p>02:10</text:p>
          </table:table-cell>
          <table:table-cell office:value-type="float" office:value="3.72">
            <text:p>3.720</text:p>
          </table:table-cell>
          <table:table-cell table:formula="of:=[.C27]" office:value-type="float" office:value="3.278">
            <text:p>3.278</text:p>
          </table:table-cell>
          <table:table-cell table:formula="of:=[.D2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15M00S">
            <text:p>02:15</text:p>
          </table:table-cell>
          <table:table-cell office:value-type="float" office:value="3.71">
            <text:p>3.710</text:p>
          </table:table-cell>
          <table:table-cell table:formula="of:=[.C28]" office:value-type="float" office:value="3.278">
            <text:p>3.278</text:p>
          </table:table-cell>
          <table:table-cell table:formula="of:=[.D2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20M00S">
            <text:p>02:20</text:p>
          </table:table-cell>
          <table:table-cell office:value-type="float" office:value="3.7">
            <text:p>3.700</text:p>
          </table:table-cell>
          <table:table-cell office:value-type="float" office:value="3.279">
            <text:p>3.279</text:p>
          </table:table-cell>
          <table:table-cell table:formula="of:=[.D2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25M00S">
            <text:p>02:25</text:p>
          </table:table-cell>
          <table:table-cell office:value-type="float" office:value="3.69">
            <text:p>3.690</text:p>
          </table:table-cell>
          <table:table-cell office:value-type="float" office:value="3.278">
            <text:p>3.278</text:p>
          </table:table-cell>
          <table:table-cell table:formula="of:=[.D3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30M00S">
            <text:p>02:30</text:p>
          </table:table-cell>
          <table:table-cell office:value-type="float" office:value="3.68">
            <text:p>3.680</text:p>
          </table:table-cell>
          <table:table-cell office:value-type="float" office:value="3.279">
            <text:p>3.279</text:p>
          </table:table-cell>
          <table:table-cell table:formula="of:=[.D3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26H15M00S">
            <text:p>02:15</text:p>
          </table:table-cell>
          <table:table-cell office:value-type="float" office:value="3.67">
            <text:p>3.670</text:p>
          </table:table-cell>
          <table:table-cell office:value-type="float" office:value="3.278">
            <text:p>3.278</text:p>
          </table:table-cell>
          <table:table-cell table:formula="of:=[.D3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26H20M00S">
            <text:p>02:20</text:p>
          </table:table-cell>
          <table:table-cell office:value-type="float" office:value="3.66">
            <text:p>3.660</text:p>
          </table:table-cell>
          <table:table-cell table:formula="of:=[.C33]" office:value-type="float" office:value="3.278">
            <text:p>3.278</text:p>
          </table:table-cell>
          <table:table-cell table:formula="of:=[.D3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26H25M00S">
            <text:p>02:25</text:p>
          </table:table-cell>
          <table:table-cell office:value-type="float" office:value="3.66">
            <text:p>3.660</text:p>
          </table:table-cell>
          <table:table-cell table:formula="of:=[.C34]" office:value-type="float" office:value="3.278">
            <text:p>3.278</text:p>
          </table:table-cell>
          <table:table-cell table:formula="of:=[.D3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26H30M00S">
            <text:p>02:30</text:p>
          </table:table-cell>
          <table:table-cell office:value-type="float" office:value="3.65">
            <text:p>3.650</text:p>
          </table:table-cell>
          <table:table-cell office:value-type="float" office:value="3.279">
            <text:p>3.279</text:p>
          </table:table-cell>
          <table:table-cell table:formula="of:=[.D3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50H15M00S">
            <text:p>02:15</text:p>
          </table:table-cell>
          <table:table-cell office:value-type="float" office:value="3.64">
            <text:p>3.640</text:p>
          </table:table-cell>
          <table:table-cell office:value-type="float" office:value="3.278">
            <text:p>3.278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50H20M00S">
            <text:p>02:20</text:p>
          </table:table-cell>
          <table:table-cell office:value-type="float" office:value="3.63">
            <text:p>3.630</text:p>
          </table:table-cell>
          <table:table-cell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50H25M00S">
            <text:p>02:25</text:p>
          </table:table-cell>
          <table:table-cell office:value-type="float" office:value="3.62">
            <text:p>3.620</text:p>
          </table:table-cell>
          <table:table-cell office:value-type="float" office:value="3.278">
            <text:p>3.278</text:p>
          </table:table-cell>
          <table:table-cell table:formula="of:=[.D3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50H30M00S">
            <text:p>02:30</text:p>
          </table:table-cell>
          <table:table-cell office:value-type="float" office:value="3.61">
            <text:p>3.610</text:p>
          </table:table-cell>
          <table:table-cell table:formula="of:=[.C39]" office:value-type="float" office:value="3.278">
            <text:p>3.278</text:p>
          </table:table-cell>
          <table:table-cell table:formula="of:=[.D3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74H15M00S">
            <text:p>02:15</text:p>
          </table:table-cell>
          <table:table-cell office:value-type="float" office:value="3.6">
            <text:p>3.600</text:p>
          </table:table-cell>
          <table:table-cell table:formula="of:=[.C40]" office:value-type="float" office:value="3.278">
            <text:p>3.278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74H20M00S">
            <text:p>02:20</text:p>
          </table:table-cell>
          <table:table-cell office:value-type="float" office:value="3.57">
            <text:p>3.570</text:p>
          </table:table-cell>
          <table:table-cell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74H25M00S">
            <text:p>02:25</text:p>
          </table:table-cell>
          <table:table-cell office:value-type="float" office:value="3.49">
            <text:p>3.490</text:p>
          </table:table-cell>
          <table:table-cell office:value-type="float" office:value="3.278">
            <text:p>3.278</text:p>
          </table:table-cell>
          <table:table-cell table:formula="of:=[.D4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74H30M00S">
            <text:p>02:30</text:p>
          </table:table-cell>
          <table:table-cell office:value-type="float" office:value="3.36">
            <text:p>3.360</text:p>
          </table:table-cell>
          <table:table-cell table:formula="of:=[.C43]" office:value-type="float" office:value="3.278">
            <text:p>3.278</text:p>
          </table:table-cell>
          <table:table-cell table:formula="of:=[.D4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98H15M00S">
            <text:p>02:15</text:p>
          </table:table-cell>
          <table:table-cell office:value-type="float" office:value="3.04">
            <text:p>3.040</text:p>
          </table:table-cell>
          <table:table-cell table:formula="of:=[.C44]" office:value-type="float" office:value="3.278">
            <text:p>3.278</text:p>
          </table:table-cell>
          <table:table-cell office:value-type="float" office:value="0.05">
            <text:p>0.050</text:p>
          </table:table-cell>
          <table:table-cell table:number-columns-repeated="1020"/>
        </table:table-row>
        <table:table-row table:style-name="ro1">
          <table:table-cell office:value-type="time" office:time-value="PT98H20M00S">
            <text:p>02:20</text:p>
          </table:table-cell>
          <table:table-cell table:number-columns-repeated="3" office:value-type="float" office:value="0">
            <text:p>0.000</text:p>
          </table:table-cell>
          <table:table-cell table:number-columns-repeated="1020"/>
        </table:table-row>
        <table:table-row table:style-name="ro1">
          <table:table-cell office:value-type="time" office:time-value="PT98H25M00S">
            <text:p>02:25</text:p>
          </table:table-cell>
          <table:table-cell office:value-type="float" office:value="1.28">
            <text:p>1.280</text:p>
          </table:table-cell>
          <table:table-cell table:formula="of:=[.C46]" office:value-type="float" office:value="0">
            <text:p>0.000</text:p>
          </table:table-cell>
          <table:table-cell table:formula="of:=[.D46]" office:value-type="float" office:value="0">
            <text:p>0.000</text:p>
          </table:table-cell>
          <table:table-cell table:number-columns-repeated="1020"/>
        </table:table-row>
        <table:table-row table:style-name="ro1">
          <table:table-cell office:value-type="time" office:time-value="PT98H30M00S">
            <text:p>02:30</text:p>
          </table:table-cell>
          <table:table-cell office:value-type="float" office:value="1.3">
            <text:p>1.300</text:p>
          </table:table-cell>
          <table:table-cell table:formula="of:=[.C47]" office:value-type="float" office:value="0">
            <text:p>0.000</text:p>
          </table:table-cell>
          <table:table-cell table:formula="of:=[.D47]" office:value-type="float" office:value="0">
            <text:p>0.000</text:p>
          </table:table-cell>
          <table:table-cell table:number-columns-repeated="1020"/>
        </table:table-row>
        <table:table-row table:style-name="ro1">
          <table:table-cell>
            <draw:frame table:end-cell-address="'System Test - Discharge Full'.N77" table:end-x="1.839cm" table:end-y="0.399cm" draw:z-index="0" draw:style-name="gr1" draw:text-style-name="P1" svg:width="33.344cm" svg:height="12.6cm" svg:x="0.971cm" svg:y="0.444cm">
              <draw:object draw:notify-on-update-of-ranges="'System Test - Discharge Full'.A1:'System Test - Discharge Full'.A1 'System Test - Discharge Full'.A2:'System Test - Discharge Full'.A47 'System Test - Discharge Full'.B1:'System Test - Discharge Full'.B1 'System Test - Discharge Full'.B2:'System Test - Discharge Full'.B47 'System Test - Discharge Full'.C1:'System Test - Discharge Full'.C1 'System Test - Discharge Full'.C2:'System Test - Discharge Full'.C47 'System Test - Discharge Full'.D1:'System Test - Discharge Full'.D1 'System Test - Discharge Full'.D2:'System Test - Discharge Full'.D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Recharge Full " table:style-name="ta1" table:print="false">
        <table:table-column table:style-name="co1" table:default-cell-style-name="ce4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9" table:default-cell-style-name="Default"/>
        <table:table-row table:style-name="ro1">
          <table:table-cell table:style-name="ce3" office:value-type="string">
            <text:p>Time</text:p>
          </table:table-cell>
          <table:table-cell table:style-name="ce5" office:value-type="string">
            <text:p>Battery Voltage</text:p>
          </table:table-cell>
          <table:table-cell table:style-name="ce5" office:value-type="string">
            <text:p>PS Output Voltage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System Load</text:p>
          </table:table-cell>
          <table:table-cell table:style-name="ce6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 office:value-type="float" office:value="0.061">
            <text:p>0.061</text:p>
          </table:table-cell>
          <table:table-cell table:style-name="Default" office:value-type="float" office:value="0.061">
            <text:p>0.061</text:p>
          </table:table-cell>
          <table:table-cell table:number-columns-repeated="2" office:value-type="float" office:value="0">
            <text:p>0.000</text:p>
          </table:table-cell>
          <table:table-cell office:value-type="string">
            <text:p>Removed the CSoS from the system.</text:p>
          </table:table-cell>
          <table:table-cell table:number-columns-repeated="1018"/>
        </table:table-row>
        <table:table-row table:style-name="ro1">
          <table:table-cell office:value-type="time" office:time-value="PT00H05M00S">
            <text:p>00:05</text:p>
          </table:table-cell>
          <table:table-cell office:value-type="float" office:value="1.63">
            <text:p>1.630</text:p>
          </table:table-cell>
          <table:table-cell table:style-name="Default" office:value-type="float" office:value="3.278">
            <text:p>3.278</text:p>
          </table:table-cell>
          <table:table-cell/>
          <table:table-cell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10M00S">
            <text:p>00:10</text:p>
          </table:table-cell>
          <table:table-cell office:value-type="float" office:value="1.6">
            <text:p>1.600</text:p>
          </table:table-cell>
          <table:table-cell table:style-name="Default" office:value-type="float" office:value="3.276">
            <text:p>3.276</text:p>
          </table:table-cell>
          <table:table-cell/>
          <table:table-cell table:formula="of:=[.E3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15M00S">
            <text:p>00:15</text:p>
          </table:table-cell>
          <table:table-cell office:value-type="float" office:value="1.6">
            <text:p>1.600</text:p>
          </table:table-cell>
          <table:table-cell table:style-name="Default" office:value-type="float" office:value="3.278">
            <text:p>3.278</text:p>
          </table:table-cell>
          <table:table-cell/>
          <table:table-cell table:formula="of:=[.E4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20M00S">
            <text:p>00:20</text:p>
          </table:table-cell>
          <table:table-cell office:value-type="float" office:value="1.61">
            <text:p>1.610</text:p>
          </table:table-cell>
          <table:table-cell table:style-name="Default" office:value-type="float" office:value="3.275">
            <text:p>3.275</text:p>
          </table:table-cell>
          <table:table-cell/>
          <table:table-cell table:formula="of:=[.E5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25M00S">
            <text:p>00:25</text:p>
          </table:table-cell>
          <table:table-cell office:value-type="float" office:value="1.62">
            <text:p>1.620</text:p>
          </table:table-cell>
          <table:table-cell table:style-name="Default" office:value-type="float" office:value="3.278">
            <text:p>3.278</text:p>
          </table:table-cell>
          <table:table-cell/>
          <table:table-cell table:formula="of:=[.E6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30M00S">
            <text:p>00:30</text:p>
          </table:table-cell>
          <table:table-cell office:value-type="float" office:value="1.61">
            <text:p>1.610</text:p>
          </table:table-cell>
          <table:table-cell table:style-name="Default" office:value-type="float" office:value="3.275">
            <text:p>3.275</text:p>
          </table:table-cell>
          <table:table-cell/>
          <table:table-cell table:formula="of:=[.E7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35M00S">
            <text:p>00:35</text:p>
          </table:table-cell>
          <table:table-cell office:value-type="float" office:value="1.6">
            <text:p>1.600</text:p>
          </table:table-cell>
          <table:table-cell table:style-name="Default" office:value-type="float" office:value="3.274">
            <text:p>3.274</text:p>
          </table:table-cell>
          <table:table-cell/>
          <table:table-cell table:formula="of:=[.E8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40M00S">
            <text:p>00:40</text:p>
          </table:table-cell>
          <table:table-cell office:value-type="float" office:value="1.59">
            <text:p>1.590</text:p>
          </table:table-cell>
          <table:table-cell table:style-name="Default" office:value-type="float" office:value="3.276">
            <text:p>3.276</text:p>
          </table:table-cell>
          <table:table-cell/>
          <table:table-cell table:formula="of:=[.E9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45M00S">
            <text:p>00:45</text:p>
          </table:table-cell>
          <table:table-cell office:value-type="float" office:value="1.62">
            <text:p>1.620</text:p>
          </table:table-cell>
          <table:table-cell table:style-name="Default" office:value-type="float" office:value="3.277">
            <text:p>3.277</text:p>
          </table:table-cell>
          <table:table-cell/>
          <table:table-cell table:formula="of:=[.E10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50M00S">
            <text:p>00:50</text:p>
          </table:table-cell>
          <table:table-cell office:value-type="float" office:value="1.62">
            <text:p>1.620</text:p>
          </table:table-cell>
          <table:table-cell table:style-name="Default" office:value-type="float" office:value="3.278">
            <text:p>3.278</text:p>
          </table:table-cell>
          <table:table-cell/>
          <table:table-cell table:formula="of:=[.E11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0H55M00S">
            <text:p>00:55</text:p>
          </table:table-cell>
          <table:table-cell office:value-type="float" office:value="1.61">
            <text:p>1.610</text:p>
          </table:table-cell>
          <table:table-cell table:style-name="Default" office:value-type="float" office:value="3.276">
            <text:p>3.276</text:p>
          </table:table-cell>
          <table:table-cell/>
          <table:table-cell table:formula="of:=[.E12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1H00M00S">
            <text:p>01:00</text:p>
          </table:table-cell>
          <table:table-cell office:value-type="float" office:value="1.61">
            <text:p>1.610</text:p>
          </table:table-cell>
          <table:table-cell table:style-name="Default" office:value-type="float" office:value="3.278">
            <text:p>3.278</text:p>
          </table:table-cell>
          <table:table-cell/>
          <table:table-cell table:formula="of:=[.E13]" office:value-type="float" office:value="0.02">
            <text:p>0.020</text:p>
          </table:table-cell>
          <table:table-cell office:value-type="string">
            <text:p>Removed the Power Swap from the system.</text:p>
          </table:table-cell>
          <table:table-cell table:number-columns-repeated="1018"/>
        </table:table-row>
        <table:table-row table:style-name="ro1">
          <table:table-cell office:value-type="time" office:time-value="PT01H05M00S">
            <text:p>01:05</text:p>
          </table:table-cell>
          <table:table-cell office:value-type="float" office:value="3.67">
            <text:p>3.670</text:p>
          </table:table-cell>
          <table:table-cell table:style-name="Default" office:value-type="float" office:value="0.021">
            <text:p>0.021</text:p>
          </table:table-cell>
          <table:table-cell/>
          <table:table-cell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10M00S">
            <text:p>01:10</text:p>
          </table:table-cell>
          <table:table-cell office:value-type="float" office:value="3.82">
            <text:p>3.820</text:p>
          </table:table-cell>
          <table:table-cell office:value-type="float" office:value="0.009">
            <text:p>0.009</text:p>
          </table:table-cell>
          <table:table-cell/>
          <table:table-cell table:formula="of:=[.E15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15M00S">
            <text:p>01:15</text:p>
          </table:table-cell>
          <table:table-cell office:value-type="float" office:value="3.85">
            <text:p>3.850</text:p>
          </table:table-cell>
          <table:table-cell office:value-type="float" office:value="0.006">
            <text:p>0.006</text:p>
          </table:table-cell>
          <table:table-cell/>
          <table:table-cell table:formula="of:=[.E16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20M00S">
            <text:p>01:20</text:p>
          </table:table-cell>
          <table:table-cell office:value-type="float" office:value="3.88">
            <text:p>3.880</text:p>
          </table:table-cell>
          <table:table-cell office:value-type="float" office:value="0.005">
            <text:p>0.005</text:p>
          </table:table-cell>
          <table:table-cell/>
          <table:table-cell table:formula="of:=[.E17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25M00S">
            <text:p>01:25</text:p>
          </table:table-cell>
          <table:table-cell office:value-type="float" office:value="3.9">
            <text:p>3.900</text:p>
          </table:table-cell>
          <table:table-cell table:style-name="Default"/>
          <table:table-cell/>
          <table:table-cell table:formula="of:=[.E18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30M00S">
            <text:p>01:30</text:p>
          </table:table-cell>
          <table:table-cell office:value-type="float" office:value="3.92">
            <text:p>3.920</text:p>
          </table:table-cell>
          <table:table-cell table:style-name="Default"/>
          <table:table-cell/>
          <table:table-cell table:formula="of:=[.E19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35M00S">
            <text:p>01:35</text:p>
          </table:table-cell>
          <table:table-cell office:value-type="float" office:value="3.93">
            <text:p>3.930</text:p>
          </table:table-cell>
          <table:table-cell table:style-name="Default"/>
          <table:table-cell/>
          <table:table-cell table:formula="of:=[.E20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40M00S">
            <text:p>01:40</text:p>
          </table:table-cell>
          <table:table-cell office:value-type="float" office:value="3.94">
            <text:p>3.940</text:p>
          </table:table-cell>
          <table:table-cell table:style-name="Default"/>
          <table:table-cell/>
          <table:table-cell table:formula="of:=[.E21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45M00S">
            <text:p>01:45</text:p>
          </table:table-cell>
          <table:table-cell office:value-type="float" office:value="3.95">
            <text:p>3.950</text:p>
          </table:table-cell>
          <table:table-cell table:style-name="Default"/>
          <table:table-cell/>
          <table:table-cell table:formula="of:=[.E22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50M00S">
            <text:p>01:50</text:p>
          </table:table-cell>
          <table:table-cell office:value-type="float" office:value="3.96">
            <text:p>3.960</text:p>
          </table:table-cell>
          <table:table-cell table:style-name="Default"/>
          <table:table-cell/>
          <table:table-cell table:formula="of:=[.E23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1H55M00S">
            <text:p>01:55</text:p>
          </table:table-cell>
          <table:table-cell office:value-type="float" office:value="3.98">
            <text:p>3.980</text:p>
          </table:table-cell>
          <table:table-cell table:style-name="Default"/>
          <table:table-cell/>
          <table:table-cell table:formula="of:=[.E24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00M00S">
            <text:p>02:00</text:p>
          </table:table-cell>
          <table:table-cell office:value-type="float" office:value="4">
            <text:p>4.000</text:p>
          </table:table-cell>
          <table:table-cell table:style-name="Default"/>
          <table:table-cell/>
          <table:table-cell table:formula="of:=[.E25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05M00S">
            <text:p>02:05</text:p>
          </table:table-cell>
          <table:table-cell office:value-type="float" office:value="4.03">
            <text:p>4.030</text:p>
          </table:table-cell>
          <table:table-cell table:style-name="Default"/>
          <table:table-cell/>
          <table:table-cell table:formula="of:=[.E26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10M00S">
            <text:p>02:10</text:p>
          </table:table-cell>
          <table:table-cell office:value-type="float" office:value="4.06">
            <text:p>4.060</text:p>
          </table:table-cell>
          <table:table-cell table:style-name="Default"/>
          <table:table-cell/>
          <table:table-cell table:formula="of:=[.E27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15M00S">
            <text:p>02:15</text:p>
          </table:table-cell>
          <table:table-cell office:value-type="float" office:value="4.08">
            <text:p>4.080</text:p>
          </table:table-cell>
          <table:table-cell table:style-name="Default"/>
          <table:table-cell/>
          <table:table-cell table:formula="of:=[.E28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20M00S">
            <text:p>02:20</text:p>
          </table:table-cell>
          <table:table-cell office:value-type="float" office:value="4.1">
            <text:p>4.100</text:p>
          </table:table-cell>
          <table:table-cell table:style-name="Default"/>
          <table:table-cell/>
          <table:table-cell table:formula="of:=[.E29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25M00S">
            <text:p>02:25</text:p>
          </table:table-cell>
          <table:table-cell office:value-type="float" office:value="4.13">
            <text:p>4.130</text:p>
          </table:table-cell>
          <table:table-cell table:style-name="Default"/>
          <table:table-cell/>
          <table:table-cell table:formula="of:=[.E30]" office:value-type="float" office:value="0.11">
            <text:p>0.110</text:p>
          </table:table-cell>
          <table:table-cell table:number-columns-repeated="1019"/>
        </table:table-row>
        <table:table-row table:style-name="ro1">
          <table:table-cell office:value-type="time" office:time-value="PT02H30M00S">
            <text:p>02:30</text:p>
          </table:table-cell>
          <table:table-cell office:value-type="float" office:value="4.17">
            <text:p>4.170</text:p>
          </table:table-cell>
          <table:table-cell table:style-name="Default"/>
          <table:table-cell/>
          <table:table-cell office:value-type="float" office:value="0.1">
            <text:p>0.100</text:p>
          </table:table-cell>
          <table:table-cell table:number-columns-repeated="1019"/>
        </table:table-row>
        <table:table-row table:style-name="ro1">
          <table:table-cell office:value-type="time" office:time-value="PT02H35M00S">
            <text:p>02:35</text:p>
          </table:table-cell>
          <table:table-cell office:value-type="float" office:value="4.18">
            <text:p>4.180</text:p>
          </table:table-cell>
          <table:table-cell table:style-name="Default"/>
          <table:table-cell/>
          <table:table-cell office:value-type="float" office:value="0.08">
            <text:p>0.080</text:p>
          </table:table-cell>
          <table:table-cell table:number-columns-repeated="1019"/>
        </table:table-row>
        <table:table-row table:style-name="ro1">
          <table:table-cell office:value-type="time" office:time-value="PT02H40M00S">
            <text:p>02:40</text:p>
          </table:table-cell>
          <table:table-cell office:value-type="float" office:value="4.18">
            <text:p>4.180</text:p>
          </table:table-cell>
          <table:table-cell table:style-name="Default"/>
          <table:table-cell/>
          <table:table-cell office:value-type="float" office:value="0.07">
            <text:p>0.070</text:p>
          </table:table-cell>
          <table:table-cell table:number-columns-repeated="1019"/>
        </table:table-row>
        <table:table-row table:style-name="ro1">
          <table:table-cell office:value-type="time" office:time-value="PT02H45M00S">
            <text:p>02:45</text:p>
          </table:table-cell>
          <table:table-cell office:value-type="float" office:value="4.18">
            <text:p>4.180</text:p>
          </table:table-cell>
          <table:table-cell table:style-name="Default"/>
          <table:table-cell/>
          <table:table-cell office:value-type="float" office:value="0.05">
            <text:p>0.050</text:p>
          </table:table-cell>
          <table:table-cell table:number-columns-repeated="1019"/>
        </table:table-row>
        <table:table-row table:style-name="ro1">
          <table:table-cell office:value-type="time" office:time-value="PT02H50M00S">
            <text:p>02:50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table:formula="of:=[.E35]" office:value-type="float" office:value="0.05">
            <text:p>0.050</text:p>
          </table:table-cell>
          <table:table-cell table:number-columns-repeated="1019"/>
        </table:table-row>
        <table:table-row table:style-name="ro1">
          <table:table-cell office:value-type="time" office:time-value="PT02H55M00S">
            <text:p>02:55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office:value-type="float" office:value="0.04">
            <text:p>0.040</text:p>
          </table:table-cell>
          <table:table-cell table:number-columns-repeated="1019"/>
        </table:table-row>
        <table:table-row table:style-name="ro1">
          <table:table-cell office:value-type="time" office:time-value="PT03H00M00S">
            <text:p>03:00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office:value-type="float" office:value="0.03">
            <text:p>0.030</text:p>
          </table:table-cell>
          <table:table-cell table:number-columns-repeated="1019"/>
        </table:table-row>
        <table:table-row table:style-name="ro1">
          <table:table-cell office:value-type="time" office:time-value="PT03H05M00S">
            <text:p>03:05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table:formula="of:=[.E38]" office:value-type="float" office:value="0.03">
            <text:p>0.030</text:p>
          </table:table-cell>
          <table:table-cell table:number-columns-repeated="1019"/>
        </table:table-row>
        <table:table-row table:style-name="ro1">
          <table:table-cell office:value-type="time" office:time-value="PT03H10M00S">
            <text:p>03:10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3H15M00S">
            <text:p>03:15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table:formula="of:=[.E40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3H20M00S">
            <text:p>03:20</text:p>
          </table:table-cell>
          <table:table-cell office:value-type="float" office:value="4.19">
            <text:p>4.190</text:p>
          </table:table-cell>
          <table:table-cell table:style-name="Default"/>
          <table:table-cell/>
          <table:table-cell table:formula="of:=[.E41]" office:value-type="float" office:value="0.02">
            <text:p>0.020</text:p>
          </table:table-cell>
          <table:table-cell table:number-columns-repeated="1019"/>
        </table:table-row>
        <table:table-row table:style-name="ro1">
          <table:table-cell office:value-type="time" office:time-value="PT03H25M00S">
            <text:p>03:25</text:p>
          </table:table-cell>
          <table:table-cell office:value-type="float" office:value="4.18">
            <text:p>4.180</text:p>
          </table:table-cell>
          <table:table-cell table:style-name="Default"/>
          <table:table-cell/>
          <table:table-cell office:value-type="float" office:value="0.01">
            <text:p>0.010</text:p>
          </table:table-cell>
          <table:table-cell table:number-columns-repeated="1019"/>
        </table:table-row>
        <table:table-row table:style-name="ro1">
          <table:table-cell office:value-type="time" office:time-value="PT03H30M00S">
            <text:p>03:30</text:p>
          </table:table-cell>
          <table:table-cell office:value-type="float" office:value="4.18">
            <text:p>4.180</text:p>
          </table:table-cell>
          <table:table-cell table:number-columns-repeated="2"/>
          <table:table-cell table:formula="of:=[.E43]" office:value-type="float" office:value="0.01">
            <text:p>0.010</text:p>
          </table:table-cell>
          <table:table-cell table:number-columns-repeated="1019"/>
        </table:table-row>
        <table:table-row table:style-name="ro1">
          <table:table-cell>
            <draw:frame table:end-cell-address="'System Test - Recharge Full '.M73" table:end-x="1.869cm" table:end-y="0.108cm" draw:z-index="0" draw:style-name="gr1" draw:text-style-name="P1" svg:width="31.223cm" svg:height="12.408cm" svg:x="0.641cm" svg:y="0.346cm">
              <draw:object draw:notify-on-update-of-ranges="'System Test - Recharge Full '.A1:'System Test - Recharge Full '.A1 'System Test - Recharge Full '.A2:'System Test - Recharge Full '.A44 'System Test - Recharge Full '.B1:'System Test - Recharge Full '.B1 'System Test - Recharge Full '.B2:'System Test - Recharge Full '.B44 'System Test - Recharge Full '.C1:'System Test - Recharge Full '.C1 'System Test - Recharge Full '.C2:'System Test - Recharge Full '.C44 'System Test - Recharge Full '.D1:'System Test - Recharge Full '.D1 'System Test - Recharge Full '.D2:'System Test - Recharge Full '.D44 'System Test - Recharge Full '.E1:'System Test - Recharge Full '.E1 'System Test - Recharge Full '.E2:'System Test - Recharge Full '.E4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Test - Recharche under load" table:style-name="ta1" table:print="false">
        <table:table-column table:style-name="co1" table:default-cell-style-name="ce4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" table:number-columns-repeated="1020" table:default-cell-style-name="Default"/>
        <table:table-row table:style-name="ro1">
          <table:table-cell table:style-name="ce3" office:value-type="string">
            <text:p>Time</text:p>
          </table:table-cell>
          <table:table-cell table:style-name="ce5" office:value-type="string">
            <text:p>Battery Voltage</text:p>
          </table:table-cell>
          <table:table-cell table:style-name="ce5" office:value-type="string">
            <text:p>PS Output Voltage</text:p>
          </table:table-cell>
          <table:table-cell table:style-name="ce5" office:value-type="string">
            <text:p>Load</text:p>
          </table:table-cell>
          <table:table-cell table:style-name="ce5" office:value-type="string">
            <text:p>System Load</text:p>
          </table:table-cell>
          <table:table-cell table:style-name="ce6" table:number-columns-repeated="1019"/>
        </table:table-row>
        <table:table-row table:style-name="ro1">
          <table:table-cell office:value-type="time" office:time-value="PT00H00M00S">
            <text:p>00:00</text:p>
          </table:table-cell>
          <table:table-cell office:value-type="float" office:value="4.17">
            <text:p>4.170</text:p>
          </table:table-cell>
          <table:table-cell table:number-columns-repeated="2" office:value-type="float" office:value="0">
            <text:p>0.000</text:p>
          </table:table-cell>
          <table:table-cell table:number-columns-repeated="4"/>
          <table:table-cell office:value-type="string">
            <text:p>With the system under charge, add a load – 60mA</text:p>
          </table:table-cell>
          <table:table-cell table:number-columns-repeated="1015"/>
        </table:table-row>
        <table:table-row table:style-name="ro1">
          <table:table-cell office:value-type="time" office:time-value="PT00H05M00S">
            <text:p>00:05</text:p>
          </table:table-cell>
          <table:table-cell office:value-type="float" office:value="4.17">
            <text:p>4.170</text:p>
          </table:table-cell>
          <table:table-cell table:number-columns-repeated="2" office:value-type="float" office:value="0">
            <text:p>0.000</text:p>
          </table:table-cell>
          <table:table-cell table:number-columns-repeated="4"/>
          <table:table-cell office:value-type="string">
            <text:p>Remove the charge until 3.7V</text:p>
          </table:table-cell>
          <table:table-cell table:number-columns-repeated="1015"/>
        </table:table-row>
        <table:table-row table:style-name="ro1">
          <table:table-cell office:value-type="time" office:time-value="PT00H10M00S">
            <text:p>00:10</text:p>
          </table:table-cell>
          <table:table-cell office:value-type="float" office:value="4.16">
            <text:p>4.160</text:p>
          </table:table-cell>
          <table:table-cell office:value-type="float" office:value="3.279">
            <text:p>3.279</text:p>
          </table:table-cell>
          <table:table-cell office:value-type="float" office:value="0">
            <text:p>0.000</text:p>
          </table:table-cell>
          <table:table-cell/>
          <table:table-cell office:value-type="string">
            <text:p>Connected the Power Swap</text:p>
          </table:table-cell>
          <table:table-cell table:number-columns-repeated="2"/>
          <table:table-cell office:value-type="string">
            <text:p>Apply the charge.</text:p>
          </table:table-cell>
          <table:table-cell table:number-columns-repeated="1015"/>
        </table:table-row>
        <table:table-row table:style-name="ro1">
          <table:table-cell office:value-type="time" office:time-value="PT00H15M00S">
            <text:p>00:15</text:p>
          </table:table-cell>
          <table:table-cell office:value-type="float" office:value="4.16">
            <text:p>4.160</text:p>
          </table:table-cell>
          <table:table-cell table:formula="of:=[.C4]" office:value-type="float" office:value="3.279">
            <text:p>3.279</text:p>
          </table:table-cell>
          <table:table-cell office:value-type="float" office:value="0">
            <text:p>0.000</text:p>
          </table:table-cell>
          <table:table-cell/>
          <table:table-cell office:value-type="string">
            <text:p>Connected CSoS no load</text:p>
          </table:table-cell>
          <table:table-cell table:number-columns-repeated="1018"/>
        </table:table-row>
        <table:table-row table:style-name="ro1">
          <table:table-cell office:value-type="time" office:time-value="PT00H20M00S">
            <text:p>00:20</text:p>
          </table:table-cell>
          <table:table-cell office:value-type="float" office:value="4.08">
            <text:p>4.080</text:p>
          </table:table-cell>
          <table:table-cell table:formula="of:=[.C5]" office:value-type="float" office:value="3.279">
            <text:p>3.279</text:p>
          </table:table-cell>
          <table:table-cell office:value-type="float" office:value="0.06">
            <text:p>0.060</text:p>
          </table:table-cell>
          <table:table-cell/>
          <table:table-cell office:value-type="string">
            <text:p>Applied 60mA Load</text:p>
          </table:table-cell>
          <table:table-cell table:number-columns-repeated="1018"/>
        </table:table-row>
        <table:table-row table:style-name="ro1">
          <table:table-cell office:value-type="time" office:time-value="PT00H25M00S">
            <text:p>00:25</text:p>
          </table:table-cell>
          <table:table-cell office:value-type="float" office:value="4.06">
            <text:p>4.060</text:p>
          </table:table-cell>
          <table:table-cell office:value-type="float" office:value="3.278">
            <text:p>3.278</text:p>
          </table:table-cell>
          <table:table-cell table:formula="of:=[.D6]" office:value-type="float" office:value="0.06">
            <text:p>0.060</text:p>
          </table:table-cell>
          <table:table-cell/>
          <table:table-cell office:value-type="string">
            <text:p>Removed the USB power</text:p>
          </table:table-cell>
          <table:table-cell table:number-columns-repeated="1018"/>
        </table:table-row>
        <table:table-row table:style-name="ro1">
          <table:table-cell office:value-type="time" office:time-value="PT00H30M00S">
            <text:p>00:30</text:p>
          </table:table-cell>
          <table:table-cell office:value-type="float" office:value="4.03">
            <text:p>4.030</text:p>
          </table:table-cell>
          <table:table-cell table:formula="of:=[.C7]" office:value-type="float" office:value="3.278">
            <text:p>3.278</text:p>
          </table:table-cell>
          <table:table-cell table:formula="of:=[.D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35M00S">
            <text:p>00:35</text:p>
          </table:table-cell>
          <table:table-cell office:value-type="float" office:value="4.01">
            <text:p>4.010</text:p>
          </table:table-cell>
          <table:table-cell table:formula="of:=[.C8]" office:value-type="float" office:value="3.278">
            <text:p>3.278</text:p>
          </table:table-cell>
          <table:table-cell table:formula="of:=[.D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40M00S">
            <text:p>00:40</text:p>
          </table:table-cell>
          <table:table-cell office:value-type="float" office:value="3.99">
            <text:p>3.990</text:p>
          </table:table-cell>
          <table:table-cell table:formula="of:=[.C9]" office:value-type="float" office:value="3.278">
            <text:p>3.278</text:p>
          </table:table-cell>
          <table:table-cell table:formula="of:=[.D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45M00S">
            <text:p>00:45</text:p>
          </table:table-cell>
          <table:table-cell office:value-type="float" office:value="3.98">
            <text:p>3.980</text:p>
          </table:table-cell>
          <table:table-cell table:formula="of:=[.C10]" office:value-type="float" office:value="3.278">
            <text:p>3.278</text:p>
          </table:table-cell>
          <table:table-cell table:formula="of:=[.D1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50M00S">
            <text:p>00:50</text:p>
          </table:table-cell>
          <table:table-cell office:value-type="float" office:value="3.94">
            <text:p>3.940</text:p>
          </table:table-cell>
          <table:table-cell table:formula="of:=[.C11]" office:value-type="float" office:value="3.278">
            <text:p>3.278</text:p>
          </table:table-cell>
          <table:table-cell table:formula="of:=[.D1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0H55M00S">
            <text:p>00:55</text:p>
          </table:table-cell>
          <table:table-cell office:value-type="float" office:value="3.91">
            <text:p>3.910</text:p>
          </table:table-cell>
          <table:table-cell table:formula="of:=[.C12]" office:value-type="float" office:value="3.278">
            <text:p>3.278</text:p>
          </table:table-cell>
          <table:table-cell table:formula="of:=[.D1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00M00S">
            <text:p>01:00</text:p>
          </table:table-cell>
          <table:table-cell office:value-type="float" office:value="3.88">
            <text:p>3.880</text:p>
          </table:table-cell>
          <table:table-cell table:formula="of:=[.C13]" office:value-type="float" office:value="3.278">
            <text:p>3.278</text:p>
          </table:table-cell>
          <table:table-cell table:formula="of:=[.D1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05M00S">
            <text:p>01:05</text:p>
          </table:table-cell>
          <table:table-cell office:value-type="float" office:value="3.87">
            <text:p>3.870</text:p>
          </table:table-cell>
          <table:table-cell table:formula="of:=[.C14]" office:value-type="float" office:value="3.278">
            <text:p>3.278</text:p>
          </table:table-cell>
          <table:table-cell table:formula="of:=[.D1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10M00S">
            <text:p>01:10</text:p>
          </table:table-cell>
          <table:table-cell office:value-type="float" office:value="3.85">
            <text:p>3.850</text:p>
          </table:table-cell>
          <table:table-cell table:formula="of:=[.C15]" office:value-type="float" office:value="3.278">
            <text:p>3.278</text:p>
          </table:table-cell>
          <table:table-cell table:formula="of:=[.D1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15M00S">
            <text:p>01:15</text:p>
          </table:table-cell>
          <table:table-cell office:value-type="float" office:value="3.84">
            <text:p>3.840</text:p>
          </table:table-cell>
          <table:table-cell table:formula="of:=[.C16]" office:value-type="float" office:value="3.278">
            <text:p>3.278</text:p>
          </table:table-cell>
          <table:table-cell table:formula="of:=[.D1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20M00S">
            <text:p>01:20</text:p>
          </table:table-cell>
          <table:table-cell office:value-type="float" office:value="3.82">
            <text:p>3.820</text:p>
          </table:table-cell>
          <table:table-cell table:formula="of:=[.C17]" office:value-type="float" office:value="3.278">
            <text:p>3.278</text:p>
          </table:table-cell>
          <table:table-cell table:formula="of:=[.D1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25M00S">
            <text:p>01:25</text:p>
          </table:table-cell>
          <table:table-cell office:value-type="float" office:value="3.81">
            <text:p>3.810</text:p>
          </table:table-cell>
          <table:table-cell office:value-type="float" office:value="3.279">
            <text:p>3.279</text:p>
          </table:table-cell>
          <table:table-cell table:formula="of:=[.D1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30M00S">
            <text:p>01:30</text:p>
          </table:table-cell>
          <table:table-cell office:value-type="float" office:value="3.79">
            <text:p>3.790</text:p>
          </table:table-cell>
          <table:table-cell office:value-type="float" office:value="3.278">
            <text:p>3.278</text:p>
          </table:table-cell>
          <table:table-cell table:formula="of:=[.D1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35M00S">
            <text:p>01:35</text:p>
          </table:table-cell>
          <table:table-cell office:value-type="float" office:value="3.78">
            <text:p>3.780</text:p>
          </table:table-cell>
          <table:table-cell table:formula="of:=[.C20]" office:value-type="float" office:value="3.278">
            <text:p>3.278</text:p>
          </table:table-cell>
          <table:table-cell table:formula="of:=[.D2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40M00S">
            <text:p>01:40</text:p>
          </table:table-cell>
          <table:table-cell office:value-type="float" office:value="3.76">
            <text:p>3.760</text:p>
          </table:table-cell>
          <table:table-cell table:formula="of:=[.C21]" office:value-type="float" office:value="3.278">
            <text:p>3.278</text:p>
          </table:table-cell>
          <table:table-cell table:formula="of:=[.D2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45M00S">
            <text:p>01:45</text:p>
          </table:table-cell>
          <table:table-cell office:value-type="float" office:value="3.75">
            <text:p>3.750</text:p>
          </table:table-cell>
          <table:table-cell table:formula="of:=[.C22]" office:value-type="float" office:value="3.278">
            <text:p>3.278</text:p>
          </table:table-cell>
          <table:table-cell table:formula="of:=[.D2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50M00S">
            <text:p>01:50</text:p>
          </table:table-cell>
          <table:table-cell office:value-type="float" office:value="3.74">
            <text:p>3.740</text:p>
          </table:table-cell>
          <table:table-cell table:formula="of:=[.C23]" office:value-type="float" office:value="3.278">
            <text:p>3.278</text:p>
          </table:table-cell>
          <table:table-cell table:formula="of:=[.D2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1H55M00S">
            <text:p>01:55</text:p>
          </table:table-cell>
          <table:table-cell office:value-type="float" office:value="3.73">
            <text:p>3.730</text:p>
          </table:table-cell>
          <table:table-cell table:formula="of:=[.C24]" office:value-type="float" office:value="3.278">
            <text:p>3.278</text:p>
          </table:table-cell>
          <table:table-cell table:formula="of:=[.D2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00M00S">
            <text:p>02:00</text:p>
          </table:table-cell>
          <table:table-cell office:value-type="float" office:value="3.72">
            <text:p>3.720</text:p>
          </table:table-cell>
          <table:table-cell table:formula="of:=[.C25]" office:value-type="float" office:value="3.278">
            <text:p>3.278</text:p>
          </table:table-cell>
          <table:table-cell table:formula="of:=[.D2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05M00S">
            <text:p>02:05</text:p>
          </table:table-cell>
          <table:table-cell office:value-type="float" office:value="3.71">
            <text:p>3.710</text:p>
          </table:table-cell>
          <table:table-cell table:formula="of:=[.C26]" office:value-type="float" office:value="3.278">
            <text:p>3.278</text:p>
          </table:table-cell>
          <table:table-cell table:formula="of:=[.D2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10M00S">
            <text:p>02:10</text:p>
          </table:table-cell>
          <table:table-cell office:value-type="float" office:value="3.7">
            <text:p>3.700</text:p>
          </table:table-cell>
          <table:table-cell table:formula="of:=[.C27]" office:value-type="float" office:value="3.278">
            <text:p>3.278</text:p>
          </table:table-cell>
          <table:table-cell table:formula="of:=[.D2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15M00S">
            <text:p>02:15</text:p>
          </table:table-cell>
          <table:table-cell office:value-type="float" office:value="3.69">
            <text:p>3.690</text:p>
          </table:table-cell>
          <table:table-cell table:formula="of:=[.C28]" office:value-type="float" office:value="3.278">
            <text:p>3.278</text:p>
          </table:table-cell>
          <table:table-cell table:formula="of:=[.D2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20M00S">
            <text:p>02:20</text:p>
          </table:table-cell>
          <table:table-cell office:value-type="float" office:value="3.69">
            <text:p>3.690</text:p>
          </table:table-cell>
          <table:table-cell table:formula="of:=[.C29]" office:value-type="float" office:value="3.278">
            <text:p>3.278</text:p>
          </table:table-cell>
          <table:table-cell table:formula="of:=[.D2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25M00S">
            <text:p>02:25</text:p>
          </table:table-cell>
          <table:table-cell office:value-type="float" office:value="3.68">
            <text:p>3.680</text:p>
          </table:table-cell>
          <table:table-cell table:formula="of:=[.C30]" office:value-type="float" office:value="3.278">
            <text:p>3.278</text:p>
          </table:table-cell>
          <table:table-cell table:formula="of:=[.D30]" office:value-type="float" office:value="0.06">
            <text:p>0.060</text:p>
          </table:table-cell>
          <table:table-cell/>
          <table:table-cell office:value-type="string">
            <text:p>Switched on the charger now!</text:p>
          </table:table-cell>
          <table:table-cell table:number-columns-repeated="1018"/>
        </table:table-row>
        <table:table-row table:style-name="ro1">
          <table:table-cell office:value-type="time" office:time-value="PT02H30M00S">
            <text:p>02:30</text:p>
          </table:table-cell>
          <table:table-cell office:value-type="float" office:value="3.83">
            <text:p>3.830</text:p>
          </table:table-cell>
          <table:table-cell table:formula="of:=[.C31]" office:value-type="float" office:value="3.278">
            <text:p>3.278</text:p>
          </table:table-cell>
          <table:table-cell table:formula="of:=[.D3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35M00S">
            <text:p>02:35</text:p>
          </table:table-cell>
          <table:table-cell office:value-type="float" office:value="3.85">
            <text:p>3.850</text:p>
          </table:table-cell>
          <table:table-cell table:formula="of:=[.C32]" office:value-type="float" office:value="3.278">
            <text:p>3.278</text:p>
          </table:table-cell>
          <table:table-cell table:formula="of:=[.D3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40M00S">
            <text:p>02:40</text:p>
          </table:table-cell>
          <table:table-cell office:value-type="float" office:value="3.86">
            <text:p>3.860</text:p>
          </table:table-cell>
          <table:table-cell table:formula="of:=[.C33]" office:value-type="float" office:value="3.278">
            <text:p>3.278</text:p>
          </table:table-cell>
          <table:table-cell table:formula="of:=[.D33]" office:value-type="float" office:value="0.06">
            <text:p>0.060</text:p>
          </table:table-cell>
          <table:table-cell>
            <draw:frame table:end-cell-address="'System Test - Recharche under load'.N64" table:end-x="1.623cm" table:end-y="0.319cm" draw:z-index="0" draw:style-name="gr1" draw:text-style-name="P1" svg:width="20.797cm" svg:height="13.833cm" svg:x="1.149cm" svg:y="0.035cm">
              <draw:object draw:notify-on-update-of-ranges="'System Test - Recharche under load'.A1:'System Test - Recharche under load'.A1 'System Test - Recharche under load'.A2:'System Test - Recharche under load'.A71 'System Test - Recharche under load'.B1:'System Test - Recharche under load'.B1 'System Test - Recharche under load'.B2:'System Test - Recharche under load'.B71 'System Test - Recharche under load'.C1:'System Test - Recharche under load'.C1 'System Test - Recharche under load'.C2:'System Test - Recharche under load'.C71 'System Test - Recharche under load'.D1:'System Test - Recharche under load'.D1 'System Test - Recharche under load'.D2:'System Test - Recharche under load'.D7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time" office:time-value="PT02H45M00S">
            <text:p>02:45</text:p>
          </table:table-cell>
          <table:table-cell office:value-type="float" office:value="3.87">
            <text:p>3.870</text:p>
          </table:table-cell>
          <table:table-cell table:formula="of:=[.C34]" office:value-type="float" office:value="3.278">
            <text:p>3.278</text:p>
          </table:table-cell>
          <table:table-cell table:formula="of:=[.D3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50M00S">
            <text:p>02:50</text:p>
          </table:table-cell>
          <table:table-cell office:value-type="float" office:value="3.87">
            <text:p>3.870</text:p>
          </table:table-cell>
          <table:table-cell table:formula="of:=[.C35]" office:value-type="float" office:value="3.278">
            <text:p>3.278</text:p>
          </table:table-cell>
          <table:table-cell table:formula="of:=[.D3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2H55M00S">
            <text:p>02:55</text:p>
          </table:table-cell>
          <table:table-cell office:value-type="float" office:value="3.88">
            <text:p>3.880</text:p>
          </table:table-cell>
          <table:table-cell table:formula="of:=[.C36]" office:value-type="float" office:value="3.278">
            <text:p>3.278</text:p>
          </table:table-cell>
          <table:table-cell table:formula="of:=[.D3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00M00S">
            <text:p>03:00</text:p>
          </table:table-cell>
          <table:table-cell office:value-type="float" office:value="3.89">
            <text:p>3.890</text:p>
          </table:table-cell>
          <table:table-cell table:formula="of:=[.C37]" office:value-type="float" office:value="3.278">
            <text:p>3.278</text:p>
          </table:table-cell>
          <table:table-cell table:formula="of:=[.D3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05M00S">
            <text:p>03:05</text:p>
          </table:table-cell>
          <table:table-cell office:value-type="float" office:value="3.9">
            <text:p>3.900</text:p>
          </table:table-cell>
          <table:table-cell table:formula="of:=[.C38]" office:value-type="float" office:value="3.278">
            <text:p>3.278</text:p>
          </table:table-cell>
          <table:table-cell table:formula="of:=[.D3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10M00S">
            <text:p>03:10</text:p>
          </table:table-cell>
          <table:table-cell office:value-type="float" office:value="3.91">
            <text:p>3.910</text:p>
          </table:table-cell>
          <table:table-cell table:formula="of:=[.C39]" office:value-type="float" office:value="3.278">
            <text:p>3.278</text:p>
          </table:table-cell>
          <table:table-cell table:formula="of:=[.D3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15M00S">
            <text:p>03:15</text:p>
          </table:table-cell>
          <table:table-cell office:value-type="float" office:value="3.92">
            <text:p>3.920</text:p>
          </table:table-cell>
          <table:table-cell table:formula="of:=[.C40]" office:value-type="float" office:value="3.278">
            <text:p>3.278</text:p>
          </table:table-cell>
          <table:table-cell table:formula="of:=[.D4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20M00S">
            <text:p>03:20</text:p>
          </table:table-cell>
          <table:table-cell office:value-type="float" office:value="3.93">
            <text:p>3.930</text:p>
          </table:table-cell>
          <table:table-cell table:formula="of:=[.C41]" office:value-type="float" office:value="3.278">
            <text:p>3.278</text:p>
          </table:table-cell>
          <table:table-cell table:formula="of:=[.D4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25M00S">
            <text:p>03:25</text:p>
          </table:table-cell>
          <table:table-cell office:value-type="float" office:value="3.94">
            <text:p>3.940</text:p>
          </table:table-cell>
          <table:table-cell table:formula="of:=[.C42]" office:value-type="float" office:value="3.278">
            <text:p>3.278</text:p>
          </table:table-cell>
          <table:table-cell table:formula="of:=[.D4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30M00S">
            <text:p>03:30</text:p>
          </table:table-cell>
          <table:table-cell office:value-type="float" office:value="3.96">
            <text:p>3.960</text:p>
          </table:table-cell>
          <table:table-cell table:formula="of:=[.C43]" office:value-type="float" office:value="3.278">
            <text:p>3.278</text:p>
          </table:table-cell>
          <table:table-cell table:formula="of:=[.D4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35M00S">
            <text:p>03:35</text:p>
          </table:table-cell>
          <table:table-cell office:value-type="float" office:value="3.97">
            <text:p>3.970</text:p>
          </table:table-cell>
          <table:table-cell table:formula="of:=[.C44]" office:value-type="float" office:value="3.278">
            <text:p>3.278</text:p>
          </table:table-cell>
          <table:table-cell table:formula="of:=[.D4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40M00S">
            <text:p>03:40</text:p>
          </table:table-cell>
          <table:table-cell office:value-type="float" office:value="3.99">
            <text:p>3.990</text:p>
          </table:table-cell>
          <table:table-cell table:formula="of:=[.C45]" office:value-type="float" office:value="3.278">
            <text:p>3.278</text:p>
          </table:table-cell>
          <table:table-cell table:formula="of:=[.D4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45M00S">
            <text:p>03:45</text:p>
          </table:table-cell>
          <table:table-cell office:value-type="float" office:value="4">
            <text:p>4.000</text:p>
          </table:table-cell>
          <table:table-cell table:formula="of:=[.C46]" office:value-type="float" office:value="3.278">
            <text:p>3.278</text:p>
          </table:table-cell>
          <table:table-cell table:formula="of:=[.D4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50M00S">
            <text:p>03:50</text:p>
          </table:table-cell>
          <table:table-cell office:value-type="float" office:value="4.02">
            <text:p>4.020</text:p>
          </table:table-cell>
          <table:table-cell table:formula="of:=[.C47]" office:value-type="float" office:value="3.278">
            <text:p>3.278</text:p>
          </table:table-cell>
          <table:table-cell table:formula="of:=[.D4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3H55M00S">
            <text:p>03:55</text:p>
          </table:table-cell>
          <table:table-cell office:value-type="float" office:value="4.03">
            <text:p>4.030</text:p>
          </table:table-cell>
          <table:table-cell table:formula="of:=[.C48]" office:value-type="float" office:value="3.278">
            <text:p>3.278</text:p>
          </table:table-cell>
          <table:table-cell table:formula="of:=[.D4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00M00S">
            <text:p>04:00</text:p>
          </table:table-cell>
          <table:table-cell office:value-type="float" office:value="4.04">
            <text:p>4.040</text:p>
          </table:table-cell>
          <table:table-cell office:value-type="float" office:value="3.279">
            <text:p>3.279</text:p>
          </table:table-cell>
          <table:table-cell table:formula="of:=[.D4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05M00S">
            <text:p>04:05</text:p>
          </table:table-cell>
          <table:table-cell office:value-type="float" office:value="4.05">
            <text:p>4.050</text:p>
          </table:table-cell>
          <table:table-cell office:value-type="float" office:value="3.278">
            <text:p>3.278</text:p>
          </table:table-cell>
          <table:table-cell table:formula="of:=[.D5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10M00S">
            <text:p>04:10</text:p>
          </table:table-cell>
          <table:table-cell office:value-type="float" office:value="4.07">
            <text:p>4.070</text:p>
          </table:table-cell>
          <table:table-cell table:formula="of:=[.C51]" office:value-type="float" office:value="3.278">
            <text:p>3.278</text:p>
          </table:table-cell>
          <table:table-cell table:formula="of:=[.D5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15M00S">
            <text:p>04:15</text:p>
          </table:table-cell>
          <table:table-cell office:value-type="float" office:value="4.1">
            <text:p>4.100</text:p>
          </table:table-cell>
          <table:table-cell office:value-type="float" office:value="3.279">
            <text:p>3.279</text:p>
          </table:table-cell>
          <table:table-cell table:formula="of:=[.D5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20M00S">
            <text:p>04:20</text:p>
          </table:table-cell>
          <table:table-cell office:value-type="float" office:value="4.14">
            <text:p>4.140</text:p>
          </table:table-cell>
          <table:table-cell table:formula="of:=[.C53]" office:value-type="float" office:value="3.279">
            <text:p>3.279</text:p>
          </table:table-cell>
          <table:table-cell table:formula="of:=[.D5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25M00S">
            <text:p>04:25</text:p>
          </table:table-cell>
          <table:table-cell office:value-type="float" office:value="4.16">
            <text:p>4.160</text:p>
          </table:table-cell>
          <table:table-cell office:value-type="float" office:value="3.278">
            <text:p>3.278</text:p>
          </table:table-cell>
          <table:table-cell table:formula="of:=[.D5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30M00S">
            <text:p>04:30</text:p>
          </table:table-cell>
          <table:table-cell office:value-type="float" office:value="4.17">
            <text:p>4.170</text:p>
          </table:table-cell>
          <table:table-cell table:formula="of:=[.C55]" office:value-type="float" office:value="3.278">
            <text:p>3.278</text:p>
          </table:table-cell>
          <table:table-cell table:formula="of:=[.D5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35M00S">
            <text:p>04:35</text:p>
          </table:table-cell>
          <table:table-cell office:value-type="float" office:value="4.18">
            <text:p>4.180</text:p>
          </table:table-cell>
          <table:table-cell table:formula="of:=[.C56]" office:value-type="float" office:value="3.278">
            <text:p>3.278</text:p>
          </table:table-cell>
          <table:table-cell table:formula="of:=[.D5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40M00S">
            <text:p>04:40</text:p>
          </table:table-cell>
          <table:table-cell office:value-type="float" office:value="4.18">
            <text:p>4.180</text:p>
          </table:table-cell>
          <table:table-cell table:formula="of:=[.C57]" office:value-type="float" office:value="3.278">
            <text:p>3.278</text:p>
          </table:table-cell>
          <table:table-cell table:formula="of:=[.D5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45M00S">
            <text:p>04:45</text:p>
          </table:table-cell>
          <table:table-cell office:value-type="float" office:value="4.18">
            <text:p>4.180</text:p>
          </table:table-cell>
          <table:table-cell table:formula="of:=[.C58]" office:value-type="float" office:value="3.278">
            <text:p>3.278</text:p>
          </table:table-cell>
          <table:table-cell table:formula="of:=[.D5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50M00S">
            <text:p>04:50</text:p>
          </table:table-cell>
          <table:table-cell office:value-type="float" office:value="4.18">
            <text:p>4.180</text:p>
          </table:table-cell>
          <table:table-cell table:formula="of:=[.C59]" office:value-type="float" office:value="3.278">
            <text:p>3.278</text:p>
          </table:table-cell>
          <table:table-cell table:formula="of:=[.D5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4H55M00S">
            <text:p>04:55</text:p>
          </table:table-cell>
          <table:table-cell office:value-type="float" office:value="4.19">
            <text:p>4.190</text:p>
          </table:table-cell>
          <table:table-cell table:formula="of:=[.C60]" office:value-type="float" office:value="3.278">
            <text:p>3.278</text:p>
          </table:table-cell>
          <table:table-cell table:formula="of:=[.D60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00M00S">
            <text:p>05:00</text:p>
          </table:table-cell>
          <table:table-cell table:formula="of:=[.B61]" office:value-type="float" office:value="4.19">
            <text:p>4.190</text:p>
          </table:table-cell>
          <table:table-cell table:formula="of:=[.C61]" office:value-type="float" office:value="3.278">
            <text:p>3.278</text:p>
          </table:table-cell>
          <table:table-cell table:formula="of:=[.D61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05M00S">
            <text:p>05:05</text:p>
          </table:table-cell>
          <table:table-cell table:formula="of:=[.B62]" office:value-type="float" office:value="4.19">
            <text:p>4.190</text:p>
          </table:table-cell>
          <table:table-cell table:formula="of:=[.C62]" office:value-type="float" office:value="3.278">
            <text:p>3.278</text:p>
          </table:table-cell>
          <table:table-cell table:formula="of:=[.D62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10M00S">
            <text:p>05:10</text:p>
          </table:table-cell>
          <table:table-cell table:formula="of:=[.B63]" office:value-type="float" office:value="4.19">
            <text:p>4.190</text:p>
          </table:table-cell>
          <table:table-cell table:formula="of:=[.C63]" office:value-type="float" office:value="3.278">
            <text:p>3.278</text:p>
          </table:table-cell>
          <table:table-cell table:formula="of:=[.D63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15M00S">
            <text:p>05:15</text:p>
          </table:table-cell>
          <table:table-cell table:formula="of:=[.B64]" office:value-type="float" office:value="4.19">
            <text:p>4.190</text:p>
          </table:table-cell>
          <table:table-cell table:formula="of:=[.C64]" office:value-type="float" office:value="3.278">
            <text:p>3.278</text:p>
          </table:table-cell>
          <table:table-cell table:formula="of:=[.D64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20M00S">
            <text:p>05:20</text:p>
          </table:table-cell>
          <table:table-cell table:formula="of:=[.B65]" office:value-type="float" office:value="4.19">
            <text:p>4.190</text:p>
          </table:table-cell>
          <table:table-cell table:formula="of:=[.C65]" office:value-type="float" office:value="3.278">
            <text:p>3.278</text:p>
          </table:table-cell>
          <table:table-cell table:formula="of:=[.D65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25M00S">
            <text:p>05:25</text:p>
          </table:table-cell>
          <table:table-cell table:formula="of:=[.B66]" office:value-type="float" office:value="4.19">
            <text:p>4.190</text:p>
          </table:table-cell>
          <table:table-cell table:formula="of:=[.C66]" office:value-type="float" office:value="3.278">
            <text:p>3.278</text:p>
          </table:table-cell>
          <table:table-cell table:formula="of:=[.D66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30M00S">
            <text:p>05:30</text:p>
          </table:table-cell>
          <table:table-cell table:formula="of:=[.B67]" office:value-type="float" office:value="4.19">
            <text:p>4.190</text:p>
          </table:table-cell>
          <table:table-cell table:formula="of:=[.C67]" office:value-type="float" office:value="3.278">
            <text:p>3.278</text:p>
          </table:table-cell>
          <table:table-cell table:formula="of:=[.D67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35M00S">
            <text:p>05:35</text:p>
          </table:table-cell>
          <table:table-cell table:formula="of:=[.B68]" office:value-type="float" office:value="4.19">
            <text:p>4.190</text:p>
          </table:table-cell>
          <table:table-cell table:formula="of:=[.C68]" office:value-type="float" office:value="3.278">
            <text:p>3.278</text:p>
          </table:table-cell>
          <table:table-cell table:formula="of:=[.D68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40M00S">
            <text:p>05:40</text:p>
          </table:table-cell>
          <table:table-cell table:formula="of:=[.B69]" office:value-type="float" office:value="4.19">
            <text:p>4.190</text:p>
          </table:table-cell>
          <table:table-cell table:formula="of:=[.C69]" office:value-type="float" office:value="3.278">
            <text:p>3.278</text:p>
          </table:table-cell>
          <table:table-cell table:formula="of:=[.D69]" office:value-type="float" office:value="0.06">
            <text:p>0.060</text:p>
          </table:table-cell>
          <table:table-cell table:number-columns-repeated="1020"/>
        </table:table-row>
        <table:table-row table:style-name="ro1">
          <table:table-cell office:value-type="time" office:time-value="PT05H45M00S">
            <text:p>05:45</text:p>
          </table:table-cell>
          <table:table-cell table:formula="of:=[.B70]" office:value-type="float" office:value="4.19">
            <text:p>4.190</text:p>
          </table:table-cell>
          <table:table-cell table:formula="of:=[.C70]" office:value-type="float" office:value="3.278">
            <text:p>3.278</text:p>
          </table:table-cell>
          <table:table-cell table:formula="of:=[.D70]" office:value-type="float" office:value="0.06">
            <text:p>0.060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28/11/2015</text:date>, <text:time>23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5-11-20T06:20:07.51</meta:creation-date>
    <dc:date>2015-11-28T23:00:39.98</dc:date>
    <dc:creator>Steve Mayze</dc:creator>
    <meta:editing-duration>PT17H19M56S</meta:editing-duration>
    <meta:editing-cycles>52</meta:editing-cycles>
    <meta:generator>OpenOffice/4.1.1$Win32 OpenOffice.org_project/411m6$Build-9775</meta:generator>
    <meta:document-statistic meta:table-count="6" meta:cell-count="7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4.981cm" svg:y="0.315cm" chart:style-name="ch2">
          <text:p>Ouput Voltage by Load @ 3V8</text:p>
        </chart:title>
        <chart:plot-area chart:style-name="ch3" table:cell-range-address="'Const.3V8'.A3:'Const.3V8'.B9" chart:data-source-has-labels="both" svg:x="1.358cm" svg:y="1.631cm" svg:width="14.005cm" svg:height="6.162cm">
          <chartooo:coordinate-region svg:x="2.456cm" svg:y="1.844cm" svg:width="12.482cm" svg:height="5.276cm"/>
          <chart:axis chart:dimension="x" chart:name="primary-x" chart:style-name="ch4" chartooo:axis-type="auto">
            <chartooo:date-scale/>
            <chart:title svg:x="7.35cm" svg:y="7.973cm" chart:style-name="ch5">
              <text:p>Load Current</text:p>
            </chart:title>
            <chart:categories table:cell-range-address="'Const.3V8'.A4:'Const.3V8'.A9"/>
          </chart:axis>
          <chart:axis chart:dimension="y" chart:name="primary-y" chart:style-name="ch4">
            <chart:title svg:x="0.451cm" svg:y="5.828cm" chart:style-name="ch6">
              <text:p>Output Voltage</text:p>
            </chart:title>
            <chart:grid chart:style-name="ch7" chart:class="major"/>
          </chart:axis>
          <chart:series chart:style-name="ch8" chart:values-cell-range-address="'Const.3V8'.B4:'Const.3V8'.B9" chart:label-cell-address="'Const.3V8'.B3:'Const.3V8'.B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  <draw:g>
                  <svg:desc>'Const.3V8'.B3:'Const.3V8'.B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nst.3V8'.A4:'Const.3V8'.A9</svg:desc>
                </draw:g>
              </table:table-cell>
              <table:table-cell office:value-type="float" office:value="3.279">
                <text:p>3.279</text:p>
                <draw:g>
                  <svg:desc>'Const.3V8'.B4:'Const.3V8'.B9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283">
                <text:p>3.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27cm" svg:y="0.316cm" chart:style-name="ch2">
          <text:p>Output Voltage by Load @ 3V2</text:p>
        </chart:title>
        <chart:plot-area chart:style-name="ch3" table:cell-range-address="'Const.3V2'.A7:'Const.3V2'.B13" chart:data-source-has-labels="both" svg:x="1.358cm" svg:y="1.635cm" svg:width="14.002cm" svg:height="6.177cm">
          <chartooo:coordinate-region svg:x="2.456cm" svg:y="1.847cm" svg:width="12.479cm" svg:height="5.292cm"/>
          <chart:axis chart:dimension="x" chart:name="primary-x" chart:style-name="ch4" chartooo:axis-type="auto">
            <chartooo:date-scale/>
            <chart:title svg:x="7.349cm" svg:y="7.993cm" chart:style-name="ch5">
              <text:p>Load Current</text:p>
            </chart:title>
            <chart:categories table:cell-range-address="'Const.3V2'.A8:'Const.3V2'.A13"/>
          </chart:axis>
          <chart:axis chart:dimension="y" chart:name="primary-y" chart:style-name="ch4">
            <chart:title svg:x="0.451cm" svg:y="5.839cm" chart:style-name="ch6">
              <text:p>Output Voltage</text:p>
            </chart:title>
            <chart:grid chart:style-name="ch7" chart:class="major"/>
          </chart:axis>
          <chart:series chart:style-name="ch8" chart:values-cell-range-address="'Const.3V2'.B8:'Const.3V2'.B13" chart:label-cell-address="'Const.3V2'.B7:'Const.3V2'.B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put Voltage</text:p>
                <draw:g>
                  <svg:desc>'Const.3V2'.B7:'Const.3V2'.B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onst.3V2'.A8:'Const.3V2'.A13</svg:desc>
                </draw:g>
              </table:table-cell>
              <table:table-cell office:value-type="float" office:value="3.279">
                <text:p>3.279</text:p>
                <draw:g>
                  <svg:desc>'Const.3V2'.B8:'Const.3V2'.B13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.278">
                <text:p>3.27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3.282">
                <text:p>3.28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26">
                <text:p>3.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time-style style:name="N40">
      <number:hours number:style="long"/>
      <number:text>:</number:text>
      <number:minutes number:style="long"/>
    </number:time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06cm" svg:height="12.069cm" xlink:href=".." xlink:type="simple" chart:class="chart:line" chart:style-name="ch1">
        <chart:title svg:x="10.003cm" svg:y="0.377cm" chart:style-name="ch2">
          <text:p>Buck-Boost over Time</text:p>
        </chart:title>
        <chart:legend chart:legend-position="bottom" svg:x="8.727cm" svg:y="11.26cm" style:legend-expansion="wide" chart:style-name="ch3"/>
        <chart:plot-area chart:style-name="ch4" table:cell-range-address="'System Test - Discharge'.A1:'System Test - Discharge'.C15" chart:data-source-has-labels="both" svg:x="1.526cm" svg:y="1.879cm" svg:width="21.904cm" svg:height="8.132cm">
          <chartooo:coordinate-region svg:x="2.624cm" svg:y="2.091cm" svg:width="20.381cm" svg:height="7.247cm"/>
          <chart:axis chart:dimension="x" chart:name="primary-x" chart:style-name="ch5" chartooo:axis-type="auto">
            <chartooo:date-scale/>
            <chart:title svg:x="11.336cm" svg:y="10.253cm" chart:style-name="ch6">
              <text:p>Time (Minutes)</text:p>
            </chart:title>
            <chart:categories table:cell-range-address="'System Test - Discharge'.A2:'System Test - Discharge'.A15"/>
          </chart:axis>
          <chart:axis chart:dimension="y" chart:name="primary-y" chart:style-name="ch7">
            <chart:title svg:x="0.451cm" svg:y="6.545cm" chart:style-name="ch8">
              <text:p>Voltage</text:p>
            </chart:title>
            <chart:grid chart:style-name="ch9" chart:class="major"/>
          </chart:axis>
          <chart:series chart:style-name="ch10" chart:values-cell-range-address="'System Test - Discharge'.B2:'System Test - Discharge'.B15" chart:label-cell-address="'System Test - Discharge'.B1:'System Test - Discharge'.B1" chart:class="chart:line">
            <chart:data-point chart:repeated="14"/>
          </chart:series>
          <chart:series chart:style-name="ch11" chart:values-cell-range-address="'System Test - Discharge'.C2:'System Test - Discharge'.C15" chart:label-cell-address="'System Test - Discharge'.C1:'System Test - Discharge'.C1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Discharge'.B1:'System Test - Discharge'.B1</svg:desc>
                </draw:g>
              </table:table-cell>
              <table:table-cell office:value-type="string">
                <text:p>Output Voltage</text:p>
                <draw:g>
                  <svg:desc>'System Test - Discharge'.C1:'System Test - Discharge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Discharge'.A2:'System Test - Discharge'.A15</svg:desc>
                </draw:g>
              </table:table-cell>
              <table:table-cell office:value-type="float" office:value="4.06">
                <text:p>4.06</text:p>
                <draw:g>
                  <svg:desc>'System Test - Discharge'.B2:'System Test - Discharge'.B15</svg:desc>
                </draw:g>
              </table:table-cell>
              <table:table-cell office:value-type="float" office:value="3.28">
                <text:p>3.28</text:p>
                <draw:g>
                  <svg:desc>'System Test - Discharge'.C2:'System Test - Discharge'.C15</svg:desc>
                </draw:g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3.97">
                <text:p>3.9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3.81">
                <text:p>3.81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3.724">
                <text:p>3.72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3.678">
                <text:p>3.67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3.64">
                <text:p>3.6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3.607">
                <text:p>3.60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57">
                <text:p>3.5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3.522">
                <text:p>3.52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3.275">
                <text:p>3.27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2.7">
                <text:p>2.7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float" office:value="0.0812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time-style style:name="N40">
      <number:hours number:style="long"/>
      <number:text>:</number:text>
      <number:minutes number:style="long"/>
    </number:time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345cm" svg:height="12.601cm" xlink:href=".." xlink:type="simple" chart:class="chart:line" chart:style-name="ch1">
        <chart:title svg:x="14.538cm" svg:y="0.388cm" chart:style-name="ch2">
          <text:p>Buck-Boost over time</text:p>
        </chart:title>
        <chart:subtitle svg:x="15.715cm" svg:y="1.419cm" chart:style-name="ch3">
          <text:p>Discharge</text:p>
        </chart:subtitle>
        <chart:legend chart:legend-position="bottom" svg:x="11.968cm" svg:y="11.792cm" style:legend-expansion="wide" chart:style-name="ch4"/>
        <chart:plot-area chart:style-name="ch5" table:cell-range-address="'System Test - Discharge Full'.A1:'System Test - Discharge Full'.D47" chart:data-source-has-labels="both" svg:x="1.704cm" svg:y="2.606cm" svg:width="29.721cm" svg:height="7.926cm">
          <chartooo:coordinate-region svg:x="2.802cm" svg:y="2.819cm" svg:width="27.524cm" svg:height="6.697cm"/>
          <chart:axis chart:dimension="x" chart:name="primary-x" chart:style-name="ch6" chartooo:axis-type="auto">
            <chartooo:date-scale/>
            <chart:title svg:x="15.422cm" svg:y="10.785cm" chart:style-name="ch7">
              <text:p>Time (Minutes)</text:p>
            </chart:title>
            <chart:categories table:cell-range-address="'System Test - Discharge Full'.A2:'System Test - Discharge Full'.A47"/>
          </chart:axis>
          <chart:axis chart:dimension="y" chart:name="primary-y" chart:style-name="ch8">
            <chart:title svg:x="0.451cm" svg:y="8.888cm" chart:style-name="ch9">
              <text:p>Battery and PS Output (Voltage)</text:p>
            </chart:title>
            <chart:grid chart:style-name="ch10" chart:class="major"/>
          </chart:axis>
          <chart:axis chart:dimension="y" chart:name="secondary-y" chart:style-name="ch11">
            <chart:title svg:x="32.092cm" svg:y="7.804cm" chart:style-name="ch9">
              <text:p>Load (Amperes)</text:p>
            </chart:title>
          </chart:axis>
          <chart:series chart:attached-axis="primary-y" chart:style-name="ch12" chart:values-cell-range-address="'System Test - Discharge Full'.B2:'System Test - Discharge Full'.B47" chart:label-cell-address="'System Test - Discharge Full'.B1:'System Test - Discharge Full'.B1" chart:class="chart:line">
            <chart:data-point chart:repeated="46"/>
          </chart:series>
          <chart:series chart:attached-axis="primary-y" chart:style-name="ch13" chart:values-cell-range-address="'System Test - Discharge Full'.C2:'System Test - Discharge Full'.C47" chart:label-cell-address="'System Test - Discharge Full'.C1:'System Test - Discharge Full'.C1" chart:class="chart:line">
            <chart:data-point chart:repeated="46"/>
          </chart:series>
          <chart:series chart:attached-axis="secondary-y" chart:style-name="ch14" chart:values-cell-range-address="'System Test - Discharge Full'.D2:'System Test - Discharge Full'.D47" chart:label-cell-address="'System Test - Discharge Full'.D1:'System Test - Discharge Full'.D1" chart:class="chart:line">
            <chart:data-point chart:repeated="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Discharge Full'.B1:'System Test - Discharge Full'.B1</svg:desc>
                </draw:g>
              </table:table-cell>
              <table:table-cell office:value-type="string">
                <text:p>PS Output Voltage</text:p>
                <draw:g>
                  <svg:desc>'System Test - Discharge Full'.C1:'System Test - Discharge Full'.C1</svg:desc>
                </draw:g>
              </table:table-cell>
              <table:table-cell office:value-type="string">
                <text:p>Load</text:p>
                <draw:g>
                  <svg:desc>'System Test - Discharge Full'.D1:'System Test - Discharge Full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Discharge Full'.A2:'System Test - Discharge Full'.A47</svg:desc>
                </draw:g>
              </table:table-cell>
              <table:table-cell office:value-type="float" office:value="4.18">
                <text:p>4.18</text:p>
                <draw:g>
                  <svg:desc>'System Test - Discharge Full'.B2:'System Test - Discharge Full'.B47</svg:desc>
                </draw:g>
              </table:table-cell>
              <table:table-cell office:value-type="float" office:value="0.121">
                <text:p>0.121</text:p>
                <draw:g>
                  <svg:desc>'System Test - Discharge Full'.C2:'System Test - Discharge Full'.C47</svg:desc>
                </draw:g>
              </table:table-cell>
              <table:table-cell office:value-type="float" office:value="0">
                <text:p>0</text:p>
                <draw:g>
                  <svg:desc>'System Test - Discharge Full'.D2:'System Test - Discharge Full'.D47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4.04">
                <text:p>4.04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4.02">
                <text:p>4.02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3.93">
                <text:p>3.93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3.83">
                <text:p>3.83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3.279">
                <text:p>3.2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79">
                <text:p>3.79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3.78">
                <text:p>3.78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3.77">
                <text:p>3.7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3.76">
                <text:p>3.7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3.72">
                <text:p>3.7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3.71">
                <text:p>3.7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3.68">
                <text:p>3.68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09375">
                <text:p/>
              </table:table-cell>
              <table:table-cell office:value-type="float" office:value="3.67">
                <text:p>3.6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09722222222222">
                <text:p/>
              </table:table-cell>
              <table:table-cell office:value-type="float" office:value="3.66">
                <text:p>3.6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10069444444444">
                <text:p/>
              </table:table-cell>
              <table:table-cell office:value-type="float" office:value="3.66">
                <text:p>3.6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.10416666666667">
                <text:p/>
              </table:table-cell>
              <table:table-cell office:value-type="float" office:value="3.65">
                <text:p>3.65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09375">
                <text:p/>
              </table:table-cell>
              <table:table-cell office:value-type="float" office:value="3.64">
                <text:p>3.64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09722222222222">
                <text:p/>
              </table:table-cell>
              <table:table-cell office:value-type="float" office:value="3.63">
                <text:p>3.63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10069444444444">
                <text:p/>
              </table:table-cell>
              <table:table-cell office:value-type="float" office:value="3.62">
                <text:p>3.6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10416666666667">
                <text:p/>
              </table:table-cell>
              <table:table-cell office:value-type="float" office:value="3.61">
                <text:p>3.6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09375">
                <text:p/>
              </table:table-cell>
              <table:table-cell office:value-type="float" office:value="3.6">
                <text:p>3.6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.09722222222222">
                <text:p/>
              </table:table-cell>
              <table:table-cell office:value-type="float" office:value="3.57">
                <text:p>3.57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10069444444444">
                <text:p/>
              </table:table-cell>
              <table:table-cell office:value-type="float" office:value="3.49">
                <text:p>3.4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10416666666667">
                <text:p/>
              </table:table-cell>
              <table:table-cell office:value-type="float" office:value="3.36">
                <text:p>3.3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.09375">
                <text:p/>
              </table:table-cell>
              <table:table-cell office:value-type="float" office:value="3.04">
                <text:p>3.04</text:p>
              </table:table-cell>
              <table:table-cell office:value-type="float" office:value="3.278">
                <text:p>3.2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.0972222222222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0069444444444">
                <text:p/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08">
      <style:chart-properties chart:symbol-type="non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224cm" svg:height="12.409cm" xlink:href=".." xlink:type="simple" chart:class="chart:line" chart:style-name="ch1">
        <chart:title svg:x="13.478cm" svg:y="0.384cm" chart:style-name="ch2">
          <text:p>Buck-Boost over time</text:p>
        </chart:title>
        <chart:subtitle svg:x="14.695cm" svg:y="1.411cm" chart:style-name="ch3">
          <text:p>Recharge</text:p>
        </chart:subtitle>
        <chart:legend chart:legend-position="bottom" svg:x="9.322cm" svg:y="11.6cm" style:legend-expansion="wide" chart:style-name="ch4"/>
        <chart:plot-area chart:style-name="ch5" table:cell-range-address="'System Test - Recharge Full '.A1:'System Test - Recharge Full '.E44" chart:data-source-has-labels="both" svg:x="1.662cm" svg:y="2.59cm" svg:width="27.726cm" svg:height="7.754cm">
          <chartooo:coordinate-region svg:x="2.76cm" svg:y="2.802cm" svg:width="25.529cm" svg:height="6.393cm"/>
          <chart:axis chart:dimension="x" chart:name="primary-x" chart:style-name="ch6" chartooo:axis-type="auto">
            <chartooo:date-scale/>
            <chart:title svg:x="14.383cm" svg:y="10.593cm" chart:style-name="ch7">
              <text:p>Time (Minutes)</text:p>
            </chart:title>
            <chart:categories table:cell-range-address="'System Test - Recharge Full '.A2:'System Test - Recharge Full '.A44"/>
          </chart:axis>
          <chart:axis chart:dimension="y" chart:name="primary-y" chart:style-name="ch8">
            <chart:title svg:x="0.451cm" svg:y="7.067cm" chart:style-name="ch9">
              <text:p>Voltage</text:p>
            </chart:title>
            <chart:grid chart:style-name="ch10" chart:class="major"/>
          </chart:axis>
          <chart:axis chart:dimension="y" chart:name="secondary-y" chart:style-name="ch11">
            <chart:title svg:x="30.013cm" svg:y="7.702cm" chart:style-name="ch9">
              <text:p>Load (Amperes)</text:p>
            </chart:title>
          </chart:axis>
          <chart:series chart:attached-axis="primary-y" chart:style-name="ch12" chart:values-cell-range-address="'System Test - Recharge Full '.B2:'System Test - Recharge Full '.B44" chart:label-cell-address="'System Test - Recharge Full '.B1:'System Test - Recharge Full '.B1" chart:class="chart:line">
            <chart:data-point chart:repeated="43"/>
          </chart:series>
          <chart:series chart:attached-axis="primary-y" chart:style-name="ch13" chart:values-cell-range-address="'System Test - Recharge Full '.C2:'System Test - Recharge Full '.C44" chart:label-cell-address="'System Test - Recharge Full '.C1:'System Test - Recharge Full '.C1" chart:class="chart:line">
            <chart:data-point chart:repeated="43"/>
          </chart:series>
          <chart:series chart:attached-axis="primary-y" chart:style-name="ch14" chart:values-cell-range-address="'System Test - Recharge Full '.D2:'System Test - Recharge Full '.D44" chart:label-cell-address="'System Test - Recharge Full '.D1:'System Test - Recharge Full '.D1" chart:class="chart:line">
            <chart:data-point chart:repeated="43"/>
          </chart:series>
          <chart:series chart:attached-axis="secondary-y" chart:style-name="ch15" chart:values-cell-range-address="'System Test - Recharge Full '.E2:'System Test - Recharge Full '.E44" chart:label-cell-address="'System Test - Recharge Full '.E1:'System Test - Recharge Full '.E1" chart:class="chart:line">
            <chart:data-point chart:repeated="4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Recharge Full '.B1:'System Test - Recharge Full '.B1</svg:desc>
                </draw:g>
              </table:table-cell>
              <table:table-cell office:value-type="string">
                <text:p>PS Output Voltage</text:p>
                <draw:g>
                  <svg:desc>'System Test - Recharge Full '.C1:'System Test - Recharge Full '.C1</svg:desc>
                </draw:g>
              </table:table-cell>
              <table:table-cell office:value-type="string">
                <text:p>Load</text:p>
                <draw:g>
                  <svg:desc>'System Test - Recharge Full '.D1:'System Test - Recharge Full '.D1</svg:desc>
                </draw:g>
              </table:table-cell>
              <table:table-cell office:value-type="string">
                <text:p>System Load</text:p>
                <draw:g>
                  <svg:desc>'System Test - Recharge Full '.E1:'System Test - Recharge Full 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Recharge Full '.A2:'System Test - Recharge Full '.A44</svg:desc>
                </draw:g>
              </table:table-cell>
              <table:table-cell office:value-type="float" office:value="0.061">
                <text:p>0.061</text:p>
                <draw:g>
                  <svg:desc>'System Test - Recharge Full '.B2:'System Test - Recharge Full '.B44</svg:desc>
                </draw:g>
              </table:table-cell>
              <table:table-cell office:value-type="float" office:value="0.061">
                <text:p>0.061</text:p>
                <draw:g>
                  <svg:desc>'System Test - Recharge Full '.C2:'System Test - Recharge Full '.C44</svg:desc>
                </draw:g>
              </table:table-cell>
              <table:table-cell office:value-type="float" office:value="0">
                <text:p>0</text:p>
                <draw:g>
                  <svg:desc>'System Test - Recharge Full '.D2:'System Test - Recharge Full '.D44</svg:desc>
                </draw:g>
              </table:table-cell>
              <table:table-cell office:value-type="float" office:value="0">
                <text:p>0</text:p>
                <draw:g>
                  <svg:desc>'System Test - Recharge Full '.E2:'System Test - Recharge Full '.E44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3.276">
                <text:p>3.27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3.275">
                <text:p>3.275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3.275">
                <text:p>3.275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3.274">
                <text:p>3.27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1.59">
                <text:p>1.59</text:p>
              </table:table-cell>
              <table:table-cell office:value-type="float" office:value="3.276">
                <text:p>3.27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3.277">
                <text:p>3.277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1.62">
                <text:p>1.62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3.276">
                <text:p>3.276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1.61">
                <text:p>1.61</text:p>
              </table:table-cell>
              <table:table-cell office:value-type="float" office:value="3.278">
                <text:p>3.27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3.67">
                <text:p>3.67</text:p>
              </table:table-cell>
              <table:table-cell office:value-type="float" office:value="0.021">
                <text:p>0.021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107638888888889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111111111111111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118055555555556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121527777777778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128472222222222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131944444444444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135416666666667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138888888888889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142361111111111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145833333333333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time-style style:name="N40">
      <number:hours number:style="long"/>
      <number:text>:</number:text>
      <number:minutes number:style="long"/>
    </number:time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4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98cm" svg:height="13.834cm" xlink:href=".." xlink:type="simple" chart:class="chart:line" chart:style-name="ch1">
        <chart:title svg:x="7.934cm" svg:y="0.412cm" chart:style-name="ch2">
          <text:p>Power Swap Buck-Boost</text:p>
        </chart:title>
        <chart:subtitle svg:x="8.463cm" svg:y="1.467cm" chart:style-name="ch3">
          <text:p>Recharge under Load</text:p>
        </chart:subtitle>
        <chart:legend chart:legend-position="bottom" svg:x="5.695cm" svg:y="13.025cm" style:legend-expansion="wide" chart:style-name="ch4"/>
        <chart:plot-area chart:style-name="ch5" table:cell-range-address="'System Test - Recharche under load'.A1:'System Test - Recharche under load'.D71" chart:data-source-has-labels="both" svg:x="1.453cm" svg:y="2.702cm" svg:width="18.515cm" svg:height="9.039cm">
          <chartooo:coordinate-region svg:x="2.418cm" svg:y="2.889cm" svg:width="16.584cm" svg:height="7.836cm"/>
          <chart:axis chart:dimension="x" chart:name="primary-x" chart:style-name="ch6" chartooo:axis-type="auto">
            <chartooo:date-scale/>
            <chart:title svg:x="9.568cm" svg:y="12.018cm" chart:style-name="ch7">
              <text:p>Time (Minutes)</text:p>
            </chart:title>
            <chart:categories table:cell-range-address="'System Test - Recharche under load'.A2:'System Test - Recharche under load'.A71"/>
          </chart:axis>
          <chart:axis chart:dimension="y" chart:name="primary-y" chart:style-name="ch8">
            <chart:title svg:x="0.451cm" svg:y="7.821cm" chart:style-name="ch9">
              <text:p>Voltag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System Test - Recharche under load'.B2:'System Test - Recharche under load'.B71" chart:label-cell-address="'System Test - Recharche under load'.B1:'System Test - Recharche under load'.B1" chart:class="chart:line">
            <chart:data-point chart:repeated="70"/>
          </chart:series>
          <chart:series chart:attached-axis="primary-y" chart:style-name="ch13" chart:values-cell-range-address="'System Test - Recharche under load'.C2:'System Test - Recharche under load'.C71" chart:label-cell-address="'System Test - Recharche under load'.C1:'System Test - Recharche under load'.C1" chart:class="chart:line">
            <chart:data-point chart:repeated="70"/>
          </chart:series>
          <chart:series chart:attached-axis="secondary-y" chart:style-name="ch14" chart:values-cell-range-address="'System Test - Recharche under load'.D2:'System Test - Recharche under load'.D71" chart:label-cell-address="'System Test - Recharche under load'.D1:'System Test - Recharche under load'.D1" chart:class="chart:line">
            <chart:data-point chart:repeated="7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ery Voltage</text:p>
                <draw:g>
                  <svg:desc>'System Test - Recharche under load'.B1:'System Test - Recharche under load'.B1</svg:desc>
                </draw:g>
              </table:table-cell>
              <table:table-cell office:value-type="string">
                <text:p>PS Output Voltage</text:p>
                <draw:g>
                  <svg:desc>'System Test - Recharche under load'.C1:'System Test - Recharche under load'.C1</svg:desc>
                </draw:g>
              </table:table-cell>
              <table:table-cell office:value-type="string">
                <text:p>Load</text:p>
                <draw:g>
                  <svg:desc>'System Test - Recharche under load'.D1:'System Test - Recharche under load'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ystem Test - Recharche under load'.A2:'System Test - Recharche under load'.A71</svg:desc>
                </draw:g>
              </table:table-cell>
              <table:table-cell office:value-type="float" office:value="4.17">
                <text:p>4.17</text:p>
                <draw:g>
                  <svg:desc>'System Test - Recharche under load'.B2:'System Test - Recharche under load'.B71</svg:desc>
                </draw:g>
              </table:table-cell>
              <table:table-cell office:value-type="float" office:value="0">
                <text:p>0</text:p>
                <draw:g>
                  <svg:desc>'System Test - Recharche under load'.C2:'System Test - Recharche under load'.C71</svg:desc>
                </draw:g>
              </table:table-cell>
              <table:table-cell office:value-type="float" office:value="0">
                <text:p>0</text:p>
                <draw:g>
                  <svg:desc>'System Test - Recharche under load'.D2:'System Test - Recharche under load'.D71</svg:desc>
                </draw:g>
              </table:table-cell>
            </table:table-row>
            <table:table-row>
              <table:table-cell office:value-type="float" office:value="0.00347222222222222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694444444444444">
                <text:p>0</text:p>
              </table:table-cell>
              <table:table-cell office:value-type="float" office:value="4.16">
                <text:p>4.16</text:p>
              </table:table-cell>
              <table:table-cell office:value-type="float" office:value="3.279">
                <text:p>3.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04166666666667">
                <text:p>0</text:p>
              </table:table-cell>
              <table:table-cell office:value-type="float" office:value="4.16">
                <text:p>4.16</text:p>
              </table:table-cell>
              <table:table-cell office:value-type="float" office:value="3.279">
                <text:p>3.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38888888888889">
                <text:p>0</text:p>
              </table:table-cell>
              <table:table-cell office:value-type="float" office:value="4.08">
                <text:p>4.08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173611111111111">
                <text:p>0</text:p>
              </table:table-cell>
              <table:table-cell office:value-type="float" office:value="4.06">
                <text:p>4.0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08333333333333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43055555555556">
                <text:p>0</text:p>
              </table:table-cell>
              <table:table-cell office:value-type="float" office:value="4.01">
                <text:p>4.0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277777777777778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3.98">
                <text:p>3.9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347222222222222">
                <text:p>0</text:p>
              </table:table-cell>
              <table:table-cell office:value-type="float" office:value="3.94">
                <text:p>3.9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381944444444444">
                <text:p>0</text:p>
              </table:table-cell>
              <table:table-cell office:value-type="float" office:value="3.91">
                <text:p>3.9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16666666666667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51388888888889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486111111111111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520833333333333">
                <text:p>0</text:p>
              </table:table-cell>
              <table:table-cell office:value-type="float" office:value="3.84">
                <text:p>3.8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555555555555556">
                <text:p>0</text:p>
              </table:table-cell>
              <table:table-cell office:value-type="float" office:value="3.82">
                <text:p>3.8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590277777777778">
                <text:p>0</text:p>
              </table:table-cell>
              <table:table-cell office:value-type="float" office:value="3.81">
                <text:p>3.81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3.79">
                <text:p>3.7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659722222222222">
                <text:p>0</text:p>
              </table:table-cell>
              <table:table-cell office:value-type="float" office:value="3.78">
                <text:p>3.7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694444444444444">
                <text:p>0</text:p>
              </table:table-cell>
              <table:table-cell office:value-type="float" office:value="3.76">
                <text:p>3.7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29166666666667">
                <text:p>0</text:p>
              </table:table-cell>
              <table:table-cell office:value-type="float" office:value="3.75">
                <text:p>3.7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63888888888889">
                <text:p>0</text:p>
              </table:table-cell>
              <table:table-cell office:value-type="float" office:value="3.74">
                <text:p>3.7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798611111111111">
                <text:p>0</text:p>
              </table:table-cell>
              <table:table-cell office:value-type="float" office:value="3.73">
                <text:p>3.7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3.72">
                <text:p>3.7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868055555555556">
                <text:p>0</text:p>
              </table:table-cell>
              <table:table-cell office:value-type="float" office:value="3.71">
                <text:p>3.7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02777777777778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375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0972222222222222">
                <text:p>0</text:p>
              </table:table-cell>
              <table:table-cell office:value-type="float" office:value="3.69">
                <text:p>3.6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0694444444444">
                <text:p>0</text:p>
              </table:table-cell>
              <table:table-cell office:value-type="float" office:value="3.68">
                <text:p>3.6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4166666666667">
                <text:p>0</text:p>
              </table:table-cell>
              <table:table-cell office:value-type="float" office:value="3.83">
                <text:p>3.8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07638888888889">
                <text:p>0</text:p>
              </table:table-cell>
              <table:table-cell office:value-type="float" office:value="3.85">
                <text:p>3.8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11111111111111">
                <text:p>0</text:p>
              </table:table-cell>
              <table:table-cell office:value-type="float" office:value="3.86">
                <text:p>3.8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14583333333333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18055555555556">
                <text:p>0</text:p>
              </table:table-cell>
              <table:table-cell office:value-type="float" office:value="3.87">
                <text:p>3.8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21527777777778">
                <text:p>0</text:p>
              </table:table-cell>
              <table:table-cell office:value-type="float" office:value="3.88">
                <text:p>3.8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3.89">
                <text:p>3.8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28472222222222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31944444444444">
                <text:p>0</text:p>
              </table:table-cell>
              <table:table-cell office:value-type="float" office:value="3.91">
                <text:p>3.91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35416666666667">
                <text:p>0</text:p>
              </table:table-cell>
              <table:table-cell office:value-type="float" office:value="3.92">
                <text:p>3.9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38888888888889">
                <text:p>0</text:p>
              </table:table-cell>
              <table:table-cell office:value-type="float" office:value="3.93">
                <text:p>3.9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42361111111111">
                <text:p>0</text:p>
              </table:table-cell>
              <table:table-cell office:value-type="float" office:value="3.94">
                <text:p>3.9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45833333333333">
                <text:p>0</text:p>
              </table:table-cell>
              <table:table-cell office:value-type="float" office:value="3.96">
                <text:p>3.9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49305555555556">
                <text:p>0</text:p>
              </table:table-cell>
              <table:table-cell office:value-type="float" office:value="3.97">
                <text:p>3.9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52777777777778">
                <text:p>0</text:p>
              </table:table-cell>
              <table:table-cell office:value-type="float" office:value="3.99">
                <text:p>3.9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562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59722222222222">
                <text:p>0</text:p>
              </table:table-cell>
              <table:table-cell office:value-type="float" office:value="4.02">
                <text:p>4.02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63194444444444">
                <text:p>0</text:p>
              </table:table-cell>
              <table:table-cell office:value-type="float" office:value="4.03">
                <text:p>4.03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4.04">
                <text:p>4.04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70138888888889">
                <text:p>0</text:p>
              </table:table-cell>
              <table:table-cell office:value-type="float" office:value="4.05">
                <text:p>4.05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73611111111111">
                <text:p>0</text:p>
              </table:table-cell>
              <table:table-cell office:value-type="float" office:value="4.07">
                <text:p>4.0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77083333333333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80555555555556">
                <text:p>0</text:p>
              </table:table-cell>
              <table:table-cell office:value-type="float" office:value="4.14">
                <text:p>4.14</text:p>
              </table:table-cell>
              <table:table-cell office:value-type="float" office:value="3.279">
                <text:p>3.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84027777777778">
                <text:p>0</text:p>
              </table:table-cell>
              <table:table-cell office:value-type="float" office:value="4.16">
                <text:p>4.16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875">
                <text:p>0</text:p>
              </table:table-cell>
              <table:table-cell office:value-type="float" office:value="4.17">
                <text:p>4.17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90972222222222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94444444444444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197916666666667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01388888888889">
                <text:p>0</text:p>
              </table:table-cell>
              <table:table-cell office:value-type="float" office:value="4.18">
                <text:p>4.18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04861111111111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08333333333333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11805555555556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15277777777778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1875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22222222222222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25694444444444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29166666666667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32638888888889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36111111111111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39583333333333">
                <text:p>0</text:p>
              </table:table-cell>
              <table:table-cell office:value-type="float" office:value="4.19">
                <text:p>4.19</text:p>
              </table:table-cell>
              <table:table-cell office:value-type="float" office:value="3.278">
                <text:p>3.278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